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Object 4/content.xml" manifest:media-type="text/xml"/>
  <manifest:file-entry manifest:full-path="Object 4/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graphics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Ubuntu" svg:font-family="Ubuntu"/>
    <style:font-face style:name="Ubuntu Mono" svg:font-family="'Ubuntu Mono'"/>
    <style:font-face style:name="WenQuanYi Micro Hei" svg:font-family="'WenQuanYi Micro Hei'"/>
    <style:font-face style:name="WenQuanYi Micro Hei Mono" svg:font-family="'WenQuanYi Micro Hei Mono'"/>
    <style:font-face style:name="WenQuanYi Zen Hei Mono" svg:font-family="'WenQuanYi Zen Hei Mon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Consolas" svg:font-family="Consolas" style:font-family-generic="swiss" style:font-pitch="fixed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d3dd4" officeooo:paragraph-rsid="001d3dd4"/>
    </style:style>
    <style:style style:name="P2" style:family="paragraph" style:parent-style-name="Text_20_body">
      <style:text-properties officeooo:rsid="0022b4d3" officeooo:paragraph-rsid="0022b4d3"/>
    </style:style>
    <style:style style:name="P3" style:family="paragraph" style:parent-style-name="Text_20_body">
      <style:text-properties officeooo:rsid="00282d22" officeooo:paragraph-rsid="00282d22"/>
    </style:style>
    <style:style style:name="P4" style:family="paragraph" style:parent-style-name="Text_20_body">
      <style:text-properties officeooo:rsid="002e8e27" officeooo:paragraph-rsid="002eab26"/>
    </style:style>
    <style:style style:name="P5" style:family="paragraph" style:parent-style-name="Text_20_body">
      <style:text-properties officeooo:rsid="002e8e27" officeooo:paragraph-rsid="0041005d"/>
    </style:style>
    <style:style style:name="P6" style:family="paragraph" style:parent-style-name="Text_20_body">
      <style:text-properties officeooo:rsid="001763b8" officeooo:paragraph-rsid="001763b8"/>
    </style:style>
    <style:style style:name="P7" style:family="paragraph" style:parent-style-name="Text_20_body">
      <style:text-properties officeooo:rsid="00428319" officeooo:paragraph-rsid="00428319"/>
    </style:style>
    <style:style style:name="P8" style:family="paragraph" style:parent-style-name="Text_20_body">
      <style:text-properties officeooo:rsid="00484b9f" officeooo:paragraph-rsid="00484b9f"/>
    </style:style>
    <style:style style:name="P9" style:family="paragraph" style:parent-style-name="Text_20_body">
      <style:text-properties officeooo:rsid="004af774" officeooo:paragraph-rsid="004af774"/>
    </style:style>
    <style:style style:name="P10" style:family="paragraph" style:parent-style-name="Text_20_body">
      <style:text-properties officeooo:rsid="004bad91" officeooo:paragraph-rsid="004bad91"/>
    </style:style>
    <style:style style:name="P11" style:family="paragraph" style:parent-style-name="Text_20_body">
      <style:text-properties officeooo:rsid="004c7926" officeooo:paragraph-rsid="004c7926"/>
    </style:style>
    <style:style style:name="P12" style:family="paragraph" style:parent-style-name="Text_20_body">
      <style:text-properties officeooo:rsid="0050b8f8" officeooo:paragraph-rsid="0050b8f8"/>
    </style:style>
    <style:style style:name="P13" style:family="paragraph" style:parent-style-name="Text_20_body">
      <style:text-properties officeooo:rsid="0057044d" officeooo:paragraph-rsid="0057044d"/>
    </style:style>
    <style:style style:name="P14" style:family="paragraph" style:parent-style-name="Text_20_body">
      <style:text-properties officeooo:rsid="005a7540" officeooo:paragraph-rsid="005a7540"/>
    </style:style>
    <style:style style:name="P15" style:family="paragraph" style:parent-style-name="Text_20_body">
      <style:text-properties officeooo:rsid="005e1ded" officeooo:paragraph-rsid="005e1ded"/>
    </style:style>
    <style:style style:name="P16" style:family="paragraph" style:parent-style-name="Text_20_body">
      <style:text-properties officeooo:rsid="005ea02b" officeooo:paragraph-rsid="005ea02b"/>
    </style:style>
    <style:style style:name="P17" style:family="paragraph" style:parent-style-name="Text_20_body">
      <style:text-properties officeooo:paragraph-rsid="005f6780"/>
    </style:style>
    <style:style style:name="P18" style:family="paragraph" style:parent-style-name="Text_20_body">
      <style:text-properties officeooo:rsid="0067ae21" officeooo:paragraph-rsid="0067ae21"/>
    </style:style>
    <style:style style:name="P19" style:family="paragraph" style:parent-style-name="Text_20_body">
      <style:text-properties officeooo:rsid="00697e31" officeooo:paragraph-rsid="006cd9db"/>
    </style:style>
    <style:style style:name="P20" style:family="paragraph" style:parent-style-name="Text_20_body">
      <style:text-properties officeooo:rsid="006a7a4b" officeooo:paragraph-rsid="006c1c7b"/>
    </style:style>
    <style:style style:name="P21" style:family="paragraph" style:parent-style-name="Text_20_body">
      <style:text-properties officeooo:rsid="00712bae" officeooo:paragraph-rsid="00712bae"/>
    </style:style>
    <style:style style:name="P22" style:family="paragraph" style:parent-style-name="Text_20_body">
      <style:text-properties officeooo:rsid="00462958" officeooo:paragraph-rsid="00462958"/>
    </style:style>
    <style:style style:name="P23" style:family="paragraph" style:parent-style-name="Text_20_body">
      <style:text-properties officeooo:paragraph-rsid="007ce6e9"/>
    </style:style>
    <style:style style:name="P24" style:family="paragraph" style:parent-style-name="Text_20_body">
      <style:text-properties officeooo:rsid="007cf34c" officeooo:paragraph-rsid="007cf34c"/>
    </style:style>
    <style:style style:name="P25" style:family="paragraph" style:parent-style-name="Text_20_body">
      <style:text-properties officeooo:rsid="007f892a" officeooo:paragraph-rsid="007f892a"/>
    </style:style>
    <style:style style:name="P26" style:family="paragraph" style:parent-style-name="Text_20_body">
      <style:text-properties officeooo:rsid="009037df" officeooo:paragraph-rsid="009037df"/>
    </style:style>
    <style:style style:name="P27" style:family="paragraph" style:parent-style-name="Text_20_body">
      <style:text-properties officeooo:rsid="00921532" officeooo:paragraph-rsid="00921532"/>
    </style:style>
    <style:style style:name="P28" style:family="paragraph" style:parent-style-name="Text_20_body">
      <style:text-properties officeooo:rsid="00921532" officeooo:paragraph-rsid="0094692f"/>
    </style:style>
    <style:style style:name="P29" style:family="paragraph" style:parent-style-name="Text_20_body">
      <style:text-properties officeooo:rsid="009a68e6" officeooo:paragraph-rsid="009a68e6"/>
    </style:style>
    <style:style style:name="P30" style:family="paragraph" style:parent-style-name="Text_20_body">
      <style:text-properties officeooo:rsid="009eb577" officeooo:paragraph-rsid="009eb577"/>
    </style:style>
    <style:style style:name="P31" style:family="paragraph" style:parent-style-name="Text_20_body">
      <style:text-properties officeooo:rsid="00a49a74" officeooo:paragraph-rsid="00a70916"/>
    </style:style>
    <style:style style:name="P32" style:family="paragraph" style:parent-style-name="Text_20_body">
      <style:text-properties officeooo:paragraph-rsid="00ac6e54"/>
    </style:style>
    <style:style style:name="P33" style:family="paragraph" style:parent-style-name="Text_20_body">
      <style:text-properties officeooo:paragraph-rsid="00b2636c"/>
    </style:style>
    <style:style style:name="P34" style:family="paragraph" style:parent-style-name="Text_20_body">
      <style:text-properties officeooo:paragraph-rsid="00b424ee"/>
    </style:style>
    <style:style style:name="P35" style:family="paragraph" style:parent-style-name="Text_20_body">
      <style:text-properties officeooo:paragraph-rsid="00b7cd80"/>
    </style:style>
    <style:style style:name="P36" style:family="paragraph" style:parent-style-name="Text_20_body">
      <style:text-properties officeooo:rsid="00b846d9" officeooo:paragraph-rsid="00b846d9"/>
    </style:style>
    <style:style style:name="P37" style:family="paragraph" style:parent-style-name="Text_20_body">
      <style:text-properties officeooo:rsid="00b846d9" officeooo:paragraph-rsid="00b8c4df"/>
    </style:style>
    <style:style style:name="P38" style:family="paragraph" style:parent-style-name="Text_20_body">
      <style:text-properties officeooo:paragraph-rsid="0085c52a"/>
    </style:style>
    <style:style style:name="P39" style:family="paragraph" style:parent-style-name="Text_20_body">
      <style:text-properties officeooo:rsid="00ba8f8b" officeooo:paragraph-rsid="00ba8f8b"/>
    </style:style>
    <style:style style:name="P40" style:family="paragraph" style:parent-style-name="Text_20_body">
      <style:text-properties officeooo:rsid="00ba8f8b" officeooo:paragraph-rsid="00df5d39"/>
    </style:style>
    <style:style style:name="P41" style:family="paragraph" style:parent-style-name="Text_20_body">
      <style:text-properties officeooo:rsid="00c0a136" officeooo:paragraph-rsid="00c0a136"/>
    </style:style>
    <style:style style:name="P42" style:family="paragraph" style:parent-style-name="Text_20_body">
      <style:text-properties officeooo:rsid="00c0e5a5" officeooo:paragraph-rsid="00c0e5a5"/>
    </style:style>
    <style:style style:name="P43" style:family="paragraph" style:parent-style-name="Text_20_body">
      <style:text-properties officeooo:rsid="00c21a8c" officeooo:paragraph-rsid="00c21a8c"/>
    </style:style>
    <style:style style:name="P44" style:family="paragraph" style:parent-style-name="Text_20_body">
      <style:text-properties officeooo:rsid="00c31241" officeooo:paragraph-rsid="00c31241"/>
    </style:style>
    <style:style style:name="P45" style:family="paragraph" style:parent-style-name="Text_20_body">
      <style:text-properties officeooo:rsid="00c681b4" officeooo:paragraph-rsid="00c681b4"/>
    </style:style>
    <style:style style:name="P46" style:family="paragraph" style:parent-style-name="Text_20_body">
      <style:text-properties officeooo:rsid="00c8db08" officeooo:paragraph-rsid="00c8db08"/>
    </style:style>
    <style:style style:name="P47" style:family="paragraph" style:parent-style-name="Text_20_body">
      <style:text-properties officeooo:rsid="00cda072" officeooo:paragraph-rsid="00cda072"/>
    </style:style>
    <style:style style:name="P48" style:family="paragraph" style:parent-style-name="Text_20_body">
      <style:text-properties officeooo:paragraph-rsid="0087b914"/>
    </style:style>
    <style:style style:name="P49" style:family="paragraph" style:parent-style-name="Text_20_body">
      <style:text-properties officeooo:rsid="00d7ee6a" officeooo:paragraph-rsid="00d7ee6a"/>
    </style:style>
    <style:style style:name="P50" style:family="paragraph" style:parent-style-name="Text_20_body">
      <style:text-properties officeooo:rsid="00d83d80" officeooo:paragraph-rsid="00d83d80"/>
    </style:style>
    <style:style style:name="P51" style:family="paragraph" style:parent-style-name="Text_20_body">
      <style:text-properties officeooo:rsid="00db612b" officeooo:paragraph-rsid="00df5d39"/>
    </style:style>
    <style:style style:name="P52" style:family="paragraph" style:parent-style-name="Text_20_body">
      <style:text-properties officeooo:rsid="008496b5" officeooo:paragraph-rsid="008496b5"/>
    </style:style>
    <style:style style:name="P53" style:family="paragraph" style:parent-style-name="Text_20_body">
      <style:text-properties officeooo:rsid="00e0f66e" officeooo:paragraph-rsid="00e0f66e"/>
    </style:style>
    <style:style style:name="P54" style:family="paragraph" style:parent-style-name="Text_20_body">
      <style:text-properties officeooo:rsid="00e29cbe" officeooo:paragraph-rsid="00e29cbe"/>
    </style:style>
    <style:style style:name="P55" style:family="paragraph" style:parent-style-name="Text_20_body">
      <style:text-properties officeooo:rsid="00e4559a" officeooo:paragraph-rsid="00e4559a"/>
    </style:style>
    <style:style style:name="P56" style:family="paragraph" style:parent-style-name="Text_20_body">
      <style:text-properties officeooo:rsid="00eae889" officeooo:paragraph-rsid="00eae889"/>
    </style:style>
    <style:style style:name="P57" style:family="paragraph" style:parent-style-name="Text_20_body">
      <style:text-properties officeooo:rsid="00eb32ac" officeooo:paragraph-rsid="00eb32ac"/>
    </style:style>
    <style:style style:name="P58" style:family="paragraph" style:parent-style-name="Text_20_body">
      <style:text-properties officeooo:rsid="00edc1fc" officeooo:paragraph-rsid="00edc1fc"/>
    </style:style>
    <style:style style:name="P59" style:family="paragraph" style:parent-style-name="Text_20_body">
      <style:text-properties officeooo:rsid="00f068db" officeooo:paragraph-rsid="00f068db"/>
    </style:style>
    <style:style style:name="P60" style:family="paragraph" style:parent-style-name="Text_20_body">
      <style:text-properties officeooo:rsid="00fd91e7" officeooo:paragraph-rsid="00fd91e7"/>
    </style:style>
    <style:style style:name="P61" style:family="paragraph" style:parent-style-name="Text_20_body">
      <style:text-properties officeooo:rsid="01000ed2" officeooo:paragraph-rsid="0102261c"/>
    </style:style>
    <style:style style:name="P62" style:family="paragraph" style:parent-style-name="Text_20_body">
      <style:text-properties officeooo:rsid="01033218" officeooo:paragraph-rsid="01076af0"/>
    </style:style>
    <style:style style:name="P63" style:family="paragraph" style:parent-style-name="Text_20_body">
      <style:text-properties officeooo:rsid="01073aac" officeooo:paragraph-rsid="01073aac"/>
    </style:style>
    <style:style style:name="P64" style:family="paragraph" style:parent-style-name="Text_20_body">
      <style:text-properties officeooo:paragraph-rsid="0109b948"/>
    </style:style>
    <style:style style:name="P65" style:family="paragraph" style:parent-style-name="Text_20_body">
      <style:text-properties officeooo:rsid="010ad646" officeooo:paragraph-rsid="010ad646"/>
    </style:style>
    <style:style style:name="P66" style:family="paragraph" style:parent-style-name="Text_20_body">
      <style:paragraph-properties fo:margin-top="0in" fo:margin-bottom="0.1in" style:contextual-spacing="false"/>
      <style:text-properties officeooo:paragraph-rsid="00098e10"/>
    </style:style>
    <style:style style:name="P67" style:family="paragraph" style:parent-style-name="Text_20_body">
      <style:paragraph-properties fo:margin-top="0in" fo:margin-bottom="0.1in" style:contextual-spacing="false"/>
      <style:text-properties officeooo:rsid="00098e10" officeooo:paragraph-rsid="00098e10"/>
    </style:style>
    <style:style style:name="P68" style:family="paragraph" style:parent-style-name="Text_20_body">
      <style:paragraph-properties fo:margin-top="0in" fo:margin-bottom="0.1in" style:contextual-spacing="false"/>
      <style:text-properties officeooo:rsid="000c8487" officeooo:paragraph-rsid="000c8487"/>
    </style:style>
    <style:style style:name="P69" style:family="paragraph" style:parent-style-name="Text_20_body">
      <style:paragraph-properties fo:margin-top="0in" fo:margin-bottom="0.1in" style:contextual-spacing="false"/>
      <style:text-properties officeooo:rsid="0001bea9" officeooo:paragraph-rsid="0006bce4"/>
    </style:style>
    <style:style style:name="P70" style:family="paragraph" style:parent-style-name="Text_20_body">
      <style:paragraph-properties fo:margin-top="0in" fo:margin-bottom="0.1in" style:contextual-spacing="false"/>
      <style:text-properties officeooo:rsid="0001bea9" officeooo:paragraph-rsid="00078e81"/>
    </style:style>
    <style:style style:name="P71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67ae21" style:font-size-asian="9pt" style:font-style-asian="italic" style:font-size-complex="9pt" style:font-style-complex="italic"/>
    </style:style>
    <style:style style:name="P72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78b157" style:font-size-asian="9pt" style:font-style-asian="italic" style:font-size-complex="9pt" style:font-style-complex="italic"/>
    </style:style>
    <style:style style:name="P73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7f892a" style:font-size-asian="9pt" style:font-style-asian="italic" style:font-size-complex="9pt" style:font-style-complex="italic"/>
    </style:style>
    <style:style style:name="P74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94692f" style:font-size-asian="9pt" style:font-style-asian="italic" style:font-size-complex="9pt" style:font-style-complex="italic"/>
    </style:style>
    <style:style style:name="P75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950e64" style:font-size-asian="9pt" style:font-style-asian="italic" style:font-size-complex="9pt" style:font-style-complex="italic"/>
    </style:style>
    <style:style style:name="P76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a70916" style:font-size-asian="9pt" style:font-style-asian="italic" style:font-size-complex="9pt" style:font-style-complex="italic"/>
    </style:style>
    <style:style style:name="P77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ac6e54" style:font-size-asian="9pt" style:font-style-asian="italic" style:font-size-complex="9pt" style:font-style-complex="italic"/>
    </style:style>
    <style:style style:name="P78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b424ee" style:font-size-asian="9pt" style:font-style-asian="italic" style:font-size-complex="9pt" style:font-style-complex="italic"/>
    </style:style>
    <style:style style:name="P79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caa467" style:font-size-asian="9pt" style:font-style-asian="italic" style:font-size-complex="9pt" style:font-style-complex="italic"/>
    </style:style>
    <style:style style:name="P80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d1f629" style:font-size-asian="9pt" style:font-style-asian="italic" style:font-size-complex="9pt" style:font-style-complex="italic"/>
    </style:style>
    <style:style style:name="P81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df5d39" style:font-size-asian="9pt" style:font-style-asian="italic" style:font-size-complex="9pt" style:font-style-complex="italic"/>
    </style:style>
    <style:style style:name="P82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e7f49e" style:font-size-asian="9pt" style:font-style-asian="italic" style:font-size-complex="9pt" style:font-style-complex="italic"/>
    </style:style>
    <style:style style:name="P83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f8bad9" style:font-size-asian="9pt" style:font-style-asian="italic" style:font-size-complex="9pt" style:font-style-complex="italic"/>
    </style:style>
    <style:style style:name="P84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073aac" style:font-size-asian="9pt" style:font-style-asian="italic" style:font-size-complex="9pt" style:font-style-complex="italic"/>
    </style:style>
    <style:style style:name="P85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0beec3" style:font-size-asian="9pt" style:font-style-asian="italic" style:font-size-complex="9pt" style:font-style-complex="italic"/>
    </style:style>
    <style:style style:name="P86" style:family="paragraph" style:parent-style-name="Text_20_body">
      <style:paragraph-properties fo:padding="0.0201in" fo:border="0.06pt solid #999999" style:shadow="none"/>
      <style:text-properties officeooo:rsid="00ac6e54" officeooo:paragraph-rsid="00ac6e54"/>
    </style:style>
    <style:style style:name="P87" style:family="paragraph" style:parent-style-name="Heading">
      <style:paragraph-properties fo:padding="0.0201in" fo:border="0.06pt solid #999999" style:shadow="none"/>
      <style:text-properties style:font-name="Consolas" fo:font-size="9pt" fo:font-style="italic" officeooo:rsid="0067ae21" officeooo:paragraph-rsid="00d1f629" style:font-size-asian="9pt" style:font-style-asian="italic" style:font-size-complex="9pt" style:font-style-complex="italic"/>
    </style:style>
    <style:style style:name="P88" style:family="paragraph" style:parent-style-name="Preformatted_20_Text">
      <style:text-properties officeooo:rsid="00484b9f"/>
    </style:style>
    <style:style style:name="P89" style:family="paragraph" style:parent-style-name="Preformatted_20_Text">
      <style:paragraph-properties fo:margin-top="0in" fo:margin-bottom="0.1965in" style:contextual-spacing="false"/>
    </style:style>
    <style:style style:name="P90" style:family="paragraph" style:parent-style-name="Heading">
      <style:text-properties officeooo:rsid="00f068db" officeooo:paragraph-rsid="00f068db"/>
    </style:style>
    <style:style style:name="P91" style:family="paragraph" style:parent-style-name="Text_20_body" style:list-style-name="L1">
      <style:text-properties officeooo:rsid="00c0c020" officeooo:paragraph-rsid="00c0c020"/>
    </style:style>
    <style:style style:name="P92" style:family="paragraph" style:parent-style-name="Text_20_body" style:list-style-name="L1">
      <style:text-properties officeooo:rsid="00c0e5a5" officeooo:paragraph-rsid="00c0e5a5"/>
    </style:style>
    <style:style style:name="P93" style:family="paragraph" style:parent-style-name="Text_20_body" style:list-style-name="L2">
      <style:text-properties officeooo:rsid="00c21a8c" officeooo:paragraph-rsid="00c21a8c"/>
    </style:style>
    <style:style style:name="P94" style:family="paragraph" style:parent-style-name="Text_20_body">
      <style:text-properties officeooo:rsid="00fd91e7" officeooo:paragraph-rsid="00fd91e7"/>
    </style:style>
    <style:style style:name="P95" style:family="paragraph" style:parent-style-name="Text_20_body">
      <style:text-properties officeooo:rsid="0111484d" officeooo:paragraph-rsid="0111484d"/>
    </style:style>
    <style:style style:name="P96" style:family="paragraph" style:parent-style-name="Text_20_body">
      <style:text-properties officeooo:paragraph-rsid="0117ba66"/>
    </style:style>
    <style:style style:name="P97" style:family="paragraph" style:parent-style-name="Text_20_body">
      <style:text-properties officeooo:paragraph-rsid="0118bc93"/>
    </style:style>
    <style:style style:name="P98" style:family="paragraph" style:parent-style-name="Text_20_body">
      <style:text-properties officeooo:rsid="0119957b" officeooo:paragraph-rsid="0119957b"/>
    </style:style>
    <style:style style:name="P99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17ba66" style:font-size-asian="9pt" style:font-style-asian="italic" style:font-size-complex="9pt" style:font-style-complex="italic"/>
    </style:style>
    <style:style style:name="P100" style:family="paragraph" style:parent-style-name="Heading_20_1">
      <style:text-properties officeooo:paragraph-rsid="002ec831"/>
    </style:style>
    <style:style style:name="T1" style:family="text">
      <style:text-properties officeooo:rsid="0004e4f8"/>
    </style:style>
    <style:style style:name="T2" style:family="text">
      <style:text-properties officeooo:rsid="000656ba"/>
    </style:style>
    <style:style style:name="T3" style:family="text">
      <style:text-properties officeooo:rsid="0006bce4"/>
    </style:style>
    <style:style style:name="T4" style:family="text">
      <style:text-properties officeooo:rsid="00099bbb"/>
    </style:style>
    <style:style style:name="T5" style:family="text">
      <style:text-properties officeooo:rsid="000e116e"/>
    </style:style>
    <style:style style:name="T6" style:family="text">
      <style:text-properties officeooo:rsid="00121368"/>
    </style:style>
    <style:style style:name="T7" style:family="text">
      <style:text-properties officeooo:rsid="00192419"/>
    </style:style>
    <style:style style:name="T8" style:family="text">
      <style:text-properties officeooo:rsid="001d3dd4"/>
    </style:style>
    <style:style style:name="T9" style:family="text">
      <style:text-properties officeooo:rsid="001e63b0"/>
    </style:style>
    <style:style style:name="T10" style:family="text">
      <style:text-properties officeooo:rsid="0023fa3b"/>
    </style:style>
    <style:style style:name="T11" style:family="text">
      <style:text-properties officeooo:rsid="002eab26"/>
    </style:style>
    <style:style style:name="T12" style:family="text">
      <style:text-properties officeooo:rsid="002ec831"/>
    </style:style>
    <style:style style:name="T13" style:family="text">
      <style:text-properties officeooo:rsid="0033d851"/>
    </style:style>
    <style:style style:name="T14" style:family="text">
      <style:text-properties officeooo:rsid="003b53c6"/>
    </style:style>
    <style:style style:name="T15" style:family="text">
      <style:text-properties officeooo:rsid="0041005d"/>
    </style:style>
    <style:style style:name="T16" style:family="text">
      <style:text-properties officeooo:rsid="00484b9f"/>
    </style:style>
    <style:style style:name="T17" style:family="text">
      <style:text-properties officeooo:rsid="0048c015"/>
    </style:style>
    <style:style style:name="T18" style:family="text">
      <style:text-properties officeooo:rsid="004af774"/>
    </style:style>
    <style:style style:name="T19" style:family="text">
      <style:text-properties officeooo:rsid="004bad91"/>
    </style:style>
    <style:style style:name="T20" style:family="text">
      <style:text-properties officeooo:rsid="004f0c76"/>
    </style:style>
    <style:style style:name="T21" style:family="text">
      <style:text-properties officeooo:rsid="00513ee8"/>
    </style:style>
    <style:style style:name="T22" style:family="text">
      <style:text-properties officeooo:rsid="00530b9e"/>
    </style:style>
    <style:style style:name="T23" style:family="text">
      <style:text-properties officeooo:rsid="0054c0cb"/>
    </style:style>
    <style:style style:name="T24" style:family="text">
      <style:text-properties officeooo:rsid="0057044d"/>
    </style:style>
    <style:style style:name="T25" style:family="text">
      <style:text-properties officeooo:rsid="00570c09"/>
    </style:style>
    <style:style style:name="T26" style:family="text">
      <style:text-properties officeooo:rsid="005e321c"/>
    </style:style>
    <style:style style:name="T27" style:family="text">
      <style:text-properties officeooo:rsid="005f6780"/>
    </style:style>
    <style:style style:name="T28" style:family="text">
      <style:text-properties officeooo:rsid="0067d9cf"/>
    </style:style>
    <style:style style:name="T29" style:family="text">
      <style:text-properties officeooo:rsid="006b5f40"/>
    </style:style>
    <style:style style:name="T30" style:family="text">
      <style:text-properties officeooo:rsid="006c1c7b"/>
    </style:style>
    <style:style style:name="T31" style:family="text">
      <style:text-properties officeooo:rsid="006cd9db"/>
    </style:style>
    <style:style style:name="T32" style:family="text">
      <style:text-properties officeooo:rsid="007913e8"/>
    </style:style>
    <style:style style:name="T33" style:family="text">
      <style:text-properties officeooo:rsid="00831d65"/>
    </style:style>
    <style:style style:name="T34" style:family="text">
      <style:text-properties officeooo:rsid="008496b5"/>
    </style:style>
    <style:style style:name="T35" style:family="text">
      <style:text-properties officeooo:rsid="0087b914"/>
    </style:style>
    <style:style style:name="T36" style:family="text">
      <style:text-properties officeooo:rsid="00907f81"/>
    </style:style>
    <style:style style:name="T37" style:family="text">
      <style:text-properties officeooo:rsid="00914909"/>
    </style:style>
    <style:style style:name="T38" style:family="text">
      <style:text-properties officeooo:rsid="009329ce"/>
    </style:style>
    <style:style style:name="T39" style:family="text">
      <style:text-properties officeooo:rsid="00950e64"/>
    </style:style>
    <style:style style:name="T40" style:family="text">
      <style:text-properties style:font-name="Consolas" fo:font-size="9pt" fo:font-style="italic" officeooo:rsid="0067ae21" style:font-size-asian="9pt" style:font-style-asian="italic" style:font-size-complex="9pt" style:font-style-complex="italic"/>
    </style:style>
    <style:style style:name="T41" style:family="text">
      <style:text-properties officeooo:rsid="009707f2"/>
    </style:style>
    <style:style style:name="T42" style:family="text">
      <style:text-properties officeooo:rsid="009c2878"/>
    </style:style>
    <style:style style:name="T43" style:family="text">
      <style:text-properties officeooo:rsid="00a06f20"/>
    </style:style>
    <style:style style:name="T44" style:family="text">
      <style:text-properties officeooo:rsid="00a1ccf9"/>
    </style:style>
    <style:style style:name="T45" style:family="text">
      <style:text-properties officeooo:rsid="00a20b78"/>
    </style:style>
    <style:style style:name="T46" style:family="text">
      <style:text-properties officeooo:rsid="00a3bd22"/>
    </style:style>
    <style:style style:name="T47" style:family="text">
      <style:text-properties officeooo:rsid="00a6469d"/>
    </style:style>
    <style:style style:name="T48" style:family="text">
      <style:text-properties officeooo:rsid="00ac6e54"/>
    </style:style>
    <style:style style:name="T49" style:family="text">
      <style:text-properties officeooo:rsid="00b1cec0"/>
    </style:style>
    <style:style style:name="T50" style:family="text">
      <style:text-properties officeooo:rsid="00b2636c"/>
    </style:style>
    <style:style style:name="T51" style:family="text">
      <style:text-properties officeooo:rsid="00b424ee"/>
    </style:style>
    <style:style style:name="T52" style:family="text">
      <style:text-properties officeooo:rsid="00b60431"/>
    </style:style>
    <style:style style:name="T53" style:family="text">
      <style:text-properties officeooo:rsid="00b8c4df"/>
    </style:style>
    <style:style style:name="T54" style:family="text">
      <style:text-properties officeooo:rsid="00bb23e0"/>
    </style:style>
    <style:style style:name="T55" style:family="text">
      <style:text-properties officeooo:rsid="00bbd505"/>
    </style:style>
    <style:style style:name="T56" style:family="text">
      <style:text-properties officeooo:rsid="00c0c020"/>
    </style:style>
    <style:style style:name="T57" style:family="text">
      <style:text-properties officeooo:rsid="00c1e32f"/>
    </style:style>
    <style:style style:name="T58" style:family="text">
      <style:text-properties officeooo:rsid="00c22b3f"/>
    </style:style>
    <style:style style:name="T59" style:family="text">
      <style:text-properties officeooo:rsid="00c47553"/>
    </style:style>
    <style:style style:name="T60" style:family="text">
      <style:text-properties officeooo:rsid="00c56f86"/>
    </style:style>
    <style:style style:name="T61" style:family="text">
      <style:text-properties officeooo:rsid="00c756d8"/>
    </style:style>
    <style:style style:name="T62" style:family="text">
      <style:text-properties officeooo:rsid="00c94cad"/>
    </style:style>
    <style:style style:name="T63" style:family="text">
      <style:text-properties officeooo:rsid="00ca1206"/>
    </style:style>
    <style:style style:name="T64" style:family="text">
      <style:text-properties officeooo:rsid="00d37e78"/>
    </style:style>
    <style:style style:name="T65" style:family="text">
      <style:text-properties officeooo:rsid="00d4b3ca"/>
    </style:style>
    <style:style style:name="T66" style:family="text">
      <style:text-properties officeooo:rsid="00db78c2"/>
    </style:style>
    <style:style style:name="T67" style:family="text">
      <style:text-properties officeooo:rsid="00dd3af2"/>
    </style:style>
    <style:style style:name="T68" style:family="text">
      <style:text-properties officeooo:rsid="00df5d39"/>
    </style:style>
    <style:style style:name="T69" style:family="text">
      <style:text-properties officeooo:rsid="00df60df"/>
    </style:style>
    <style:style style:name="T70" style:family="text">
      <style:text-properties officeooo:rsid="00dffb6f"/>
    </style:style>
    <style:style style:name="T71" style:family="text">
      <style:text-properties officeooo:rsid="00ea1d07"/>
    </style:style>
    <style:style style:name="T72" style:family="text">
      <style:text-properties officeooo:rsid="00ed211f"/>
    </style:style>
    <style:style style:name="T73" style:family="text">
      <style:text-properties officeooo:rsid="00ef5f7c"/>
    </style:style>
    <style:style style:name="T74" style:family="text">
      <style:text-properties officeooo:rsid="00f06405"/>
    </style:style>
    <style:style style:name="T75" style:family="text">
      <style:text-properties officeooo:rsid="00f0ea8f"/>
    </style:style>
    <style:style style:name="T76" style:family="text">
      <style:text-properties officeooo:rsid="00f29f7c"/>
    </style:style>
    <style:style style:name="T77" style:family="text">
      <style:text-properties officeooo:rsid="00f6dd72"/>
    </style:style>
    <style:style style:name="T78" style:family="text">
      <style:text-properties officeooo:rsid="00fc87f1"/>
    </style:style>
    <style:style style:name="T79" style:family="text">
      <style:text-properties officeooo:rsid="01007e78"/>
    </style:style>
    <style:style style:name="T80" style:family="text">
      <style:text-properties officeooo:rsid="0101b0de"/>
    </style:style>
    <style:style style:name="T81" style:family="text">
      <style:text-properties officeooo:rsid="0102261c"/>
    </style:style>
    <style:style style:name="T82" style:family="text">
      <style:text-properties officeooo:rsid="0104d2b8"/>
    </style:style>
    <style:style style:name="T83" style:family="text">
      <style:text-properties officeooo:rsid="010beec3"/>
    </style:style>
    <style:style style:name="T84" style:family="text">
      <style:text-properties officeooo:rsid="010e2389"/>
    </style:style>
    <style:style style:name="T85" style:family="text">
      <style:text-properties officeooo:rsid="0112267e"/>
    </style:style>
    <style:style style:name="T86" style:family="text">
      <style:text-properties officeooo:rsid="01139ed3"/>
    </style:style>
    <style:style style:name="T87" style:family="text">
      <style:text-properties officeooo:rsid="0119efc2"/>
    </style:style>
    <style:style style:name="T88" style:family="text">
      <style:text-properties officeooo:rsid="011a53d2"/>
    </style:style>
    <style:style style:name="fr1" style:family="graphic" style:parent-style-name="OLE">
      <style:graphic-properties style:run-through="foreground" style:wrap="dynamic" style:number-wrapped-paragraphs="no-limit" style:wrap-contour="false"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227_1157848091"/>摘要<text:bookmark-end text:name="__RefHeading__227_1157848091"/></text:h>
      <text:p text:style-name="P69">我把毕业设计所做的程序命名为wdl。本文将详细解释wdl的工作原理，包括工作流程、多线程控制、任务管理等。</text:p>
      <text:p text:style-name="P69">wdl由我本人单独设计和实现，对wdl本身或者本文档有任何疑问或建议，你都可以联系我 <text:a xlink:type="simple" xlink:href="mailto:wiiiky@yeah.net"><text:span text:style-name="T3">Wiky L</text:span></text:a>。</text:p>
      <text:p text:style-name="P70">wdl的源代码托管在<text:a xlink:type="simple" xlink:href="https://launchpad.net/wdl"><text:span text:style-name="T14">Launchpad</text:span></text:a><text:span text:style-name="T14">，使用GPLv3授权。</text:span></text:p>
      <text:h text:style-name="Heading_20_1" text:outline-level="1"><text:bookmark-start text:name="__RefHeading__117_1157848091"/><text:span text:style-name="T7">1. </text:span>介绍<text:bookmark-end text:name="__RefHeading__117_1157848091"/></text:h>
      <text:p text:style-name="P66">wdl是一个下载管理器，支持<text:span text:style-name="T2">FTP、HTTP(S)和BitTorrent协议，多进程多任务下载。完全采用C语言实现。</text:span>wdl的实现是为了体现socket文件传输，wdl主要依赖以下第三方的库：<text:a xlink:type="simple" xlink:href="http://www.gtk.org/"><text:span text:style-name="T1">GTK+</text:span></text:a><text:span text:style-name="T1">、</text:span><text:a xlink:type="simple" xlink:href="http://curl.haxx.se/"><text:span text:style-name="T1">libcurl</text:span></text:a><text:span text:style-name="T1">和</text:span><text:a xlink:type="simple" xlink:href="http://www.transmissionbt.com/"><text:span text:style-name="T1">libtransmission</text:span></text:a><text:span text:style-name="T1">。</text:span>虽然wdl本身没有任何socket的调用，但所依赖的库实际上采用的是socket通信。在后面本文也将详细解释其实现原理。</text:p>
      <text:p text:style-name="P67">G<text:span text:style-name="T8">TK</text:span>+是一个C语言实现的用于创建用户界面的图形库。最初是为了开发<text:span text:style-name="T4">GNU图像处理程序（</text:span><text:a xlink:type="simple" xlink:href="http://www.gimp.org/"><text:span text:style-name="T4">GIMP</text:span></text:a><text:span text:style-name="T4">）而设计的。现在它已是linux系统下最流行的图形库了，</text:span><text:a xlink:type="simple" xlink:href="http://www.gnome.org/"><text:span text:style-name="T4">GNOME</text:span></text:a><text:span text:style-name="T4">就是基于GTK+开发的。</text:span></text:p>
      <text:p text:style-name="P67">libcurl可以被解释为c<text:span text:style-name="T4">URL，即C语言实现的URL传输库。它支持FTP、FTPS、Gopher、HTTP(S)、SCP、SFTP、TFTP、Telnet等文件传输协议。在wdl中只取其中的FTP和HTTP(S)。libcurl是线程安全的，兼容IPv6。</text:span></text:p>
      <text:p text:style-name="P68">libtransmission是linux系统下著名的BT客户端程序transmission所采用的BT协议库。libtransmission没有被单独发布<text:span text:style-name="T5">，因而也缺少文档支持</text:span>，我从transmission的源代码中将其提取出来。</text:p>
      <text:h text:style-name="Heading_20_2" text:outline-level="2"><text:bookmark-start text:name="__RefHeading__229_1157848091"/><text:span text:style-name="T7">1.1 </text:span>面向的读者<text:bookmark-end text:name="__RefHeading__229_1157848091"/></text:h>
      <text:p text:style-name="Text_20_body">本文主要为了毕业设计而写<text:span text:style-name="T6">，不过任何对wdl工作原理感兴趣的人，或者想借此学习一些相关知识的人也将受益。</text:span></text:p>
      <text:h text:style-name="Heading_20_2" text:outline-level="2"><text:bookmark-start text:name="__RefHeading__121_1157848091"/><text:span text:style-name="T7">1.2 </text:span>约定<text:bookmark-end text:name="__RefHeading__121_1157848091"/></text:h>
      <text:p text:style-name="P6">BT：即BitTorrent协议。</text:p>
      <text:p text:style-name="P7">大小写：为了书写方便，很多专有名词都是全大写或者全小写，比如GTK+，GLIB等；但读者应该清楚，除非有特殊说明<text:span text:style-name="T18">，</text:span>Gtk+或者GLib具有相同的意思。</text:p>
      <text:p text:style-name="P20">源代码：当我说源代码路径时，都是相对于库的源代码根目录。比如，在GLIB章节说到源代码gib/gmain.c:3858表示<text:span text:style-name="T29">GLIB</text:span>源代码目录下，glib目录中gmain.c文件中第3858行。注意，可能因为版本不同造成不一致。在本文中，相应的源代码版本分别为<text:a xlink:type="simple" xlink:href="https://developer.gnome.org/glib/2.38/"><text:span text:style-name="T30">glib2.0-2.38.1</text:span></text:a><text:span text:style-name="T30">、</text:span><text:a xlink:type="simple" xlink:href="https://developer.gnome.org/gtk3/3.8/"><text:span text:style-name="T30">gtk+3.0-3.8.6</text:span></text:a><text:span text:style-name="T30">、</text:span><text:a xlink:type="simple" xlink:href="http://curl.haxx.se/download/curl-7.32.0.tar.bz2"><text:span text:style-name="T30">curl-7.32.0</text:span></text:a><text:span text:style-name="T30">、</text:span><text:a xlink:type="simple" xlink:href="http://download.transmissionbt.com/files/transmission-2.82.tar.xz"><text:span text:style-name="T30">transmission-2.82</text:span></text:a><text:span text:style-name="T30">。</text:span></text:p>
      <text:p text:style-name="P21">链接：本文中包含很多外部链接，这些链接我无法保证一直有效。</text:p>
      <text:h text:style-name="Heading_20_1" text:outline-level="1"><text:bookmark-start text:name="__RefHeading__231_1157848091"/><text:soft-page-break/>2. 第三方库<text:bookmark-end text:name="__RefHeading__231_1157848091"/></text:h>
      <text:p text:style-name="P1">wdl中主要采用了GTK+<text:span text:style-name="T9">、libcurl和libtransmission三个第三方库。本章将详细介绍这三个库在wdl中起到的作用。</text:span></text:p>
      <text:h text:style-name="Heading_20_2" text:outline-level="2"><text:bookmark-start text:name="__RefHeading__233_1157848091"/>2.1 GTK+<text:bookmark-end text:name="__RefHeading__233_1157848091"/></text:h>
      <text:p text:style-name="P3">首先看一下一个典型的GTK+应用程序的结构。</text:p>
      <text:p text:style-name="P3"/>
      <text:p text:style-name="P4"><draw:frame draw:style-name="fr1" draw:name="Object1" text:anchor-type="paragraph" svg:width="8.5in" svg:height="4.5535in" draw:z-index="0"><draw:object xlink:href="./Object 1" xlink:type="simple" xlink:show="embed" xlink:actuate="onLoad"/><draw:image xlink:href="./ObjectReplacements/Object 1" xlink:type="simple" xlink:show="embed" xlink:actuate="onLoad"/><svg:title>GTK+层次</svg:title><svg:desc>一个典型的GTK+应用程序的框架层次</svg:desc></draw:frame>如图所示<text:span text:style-name="T11">，</text:span>GTK主要基于<text:a xlink:type="simple" xlink:href="https://developer.gnome.org/glib/">GLIB</text:a>和<text:a xlink:type="simple" xlink:href="https://developer.gnome.org/gdk3/">GDK</text:a>两个框架<text:span text:style-name="T11">。</text:span>GDK是实现图形渲染的引擎<text:span text:style-name="T11">，负责具体的界面显示，虽然直接影响了wdl的界面样式，但与wdl的功能实现关系很少；本文将不对GDK做具体讨论，有兴趣的读者可以参考</text:span><text:a xlink:type="simple" xlink:href="https://developer.gnome.org/gdk3/stable/"><text:span text:style-name="T11">GDK的官方文档</text:span></text:a><text:span text:style-name="T11">。</text:span></text:p>
      <text:p text:style-name="P4">不仅<text:span text:style-name="T12">GTK+本身依赖于GLIB，wdl本身也依赖与GLIB。本节将详细解释GLIB如何在GTK+中起作用，关于wdl如何使用GLIB的内容在</text:span><text:a xlink:type="simple" xlink:href="#4.3. wdl的实现|outline"><text:span text:style-name="T12">wdl的实现</text:span></text:a><text:span text:style-name="T12">中具体讨论。</text:span></text:p>
      <text:p text:style-name="Heading">2.1.1 GTK+命名规范</text:p>
      <text:p text:style-name="P14">在使用GTK+时，了解其命名规范是很有必要的。GTK+的命名规范其实是GNOME定义的。详细可以参考官方文档。本节做简单介绍。</text:p>
      <text:p text:style-name="P15">普通类型名：全小写，以'g'开头，比如gint，gchar。</text:p>
      <text:p text:style-name="P15"><text:soft-page-break/>类名：驼峰写法，首字母大写，比如GtkWindow,GdkEvent。</text:p>
      <text:p text:style-name="P15">函数名：小写夹下划线写法，以如gtk_main,gtk_window_new</text:p>
      <text:p text:style-name="P15">常数：大写夹下划线写法，比如GTK_WINDOW_TOPLEVEL,GTK_ORIENTATION_HORIZONTAL。</text:p>
      <text:p text:style-name="Heading">2.1.<text:span text:style-name="T25">2</text:span> GLIB</text:p>
      <text:p text:style-name="P5">GLIB不是<text:a xlink:type="simple" xlink:href="https://www.gnu.org/software/libc/">GLIBC</text:a><text:span text:style-name="T15">，两者有时会被混淆。GLIBC指的是GNU C library，有时也被称为gnulib。</text:span></text:p>
      <text:p text:style-name="P22">GLIB最初是GTK+的一部分，自GTK+2.0以后，开发者认为可以将GTK+中与GUI无关的部分独立出来，于是便有了GLIB。GLIB主要有5部分组成，分别是GObject、Glib、GModule、GThread和GIO。</text:p>
      <text:p text:style-name="P8">GObject是指GLib Object System，提供了C语言以及跨语言的面向对象框架。GTK+采用GObject面向对象的方式组织，一个典型的GTK+类继承树如下<text:span text:style-name="T17">。</text:span></text:p>
      <text:p text:style-name="Preformatted_20_Text"><text:s text:c="4"/><text:span text:style-name="T16">GObject</text:span></text:p>
      <text:p text:style-name="P88"><text:s text:c="8"/>GInitiallyUnowned</text:p>
      <text:p text:style-name="Preformatted_20_Text"><text:span text:style-name="T16"><text:s text:c="12"/></text:span><text:a xlink:type="simple" xlink:href="https://developer.gnome.org/gtk3/3.8/GtkWidget.html"><text:span text:style-name="T16">GtkWidget</text:span></text:a></text:p>
      <text:p text:style-name="Preformatted_20_Text"><text:span text:style-name="T16"><text:s text:c="16"/></text:span><text:a xlink:type="simple" xlink:href="https://developer.gnome.org/gtk3/3.8/GtkContainer.html"><text:span text:style-name="T16">GtkContainer</text:span></text:a></text:p>
      <text:p text:style-name="Preformatted_20_Text"><text:span text:style-name="T16"><text:s text:c="20"/></text:span><text:a xlink:type="simple" xlink:href="https://developer.gnome.org/gtk3/3.8/GtkBin.html"><text:span text:style-name="T16">GtkBin</text:span></text:a></text:p>
      <text:p text:style-name="Preformatted_20_Text"><text:span text:style-name="T16"><text:s text:c="24"/></text:span><text:a xlink:type="simple" xlink:href="https://developer.gnome.org/gtk3/3.8/GtkWindow.html"><text:span text:style-name="T16">GtkWindow</text:span></text:a></text:p>
      <text:p text:style-name="Preformatted_20_Text"><text:span text:style-name="T16"><text:s text:c="28"/></text:span><text:a xlink:type="simple" xlink:href="https://developer.gnome.org/gtk3/3.8/GtkDialog.html"><text:span text:style-name="T16">GtkDialog</text:span></text:a></text:p>
      <text:p text:style-name="Preformatted_20_Text"><text:span text:style-name="T16"><text:s text:c="32"/></text:span><text:a xlink:type="simple" xlink:href="https://developer.gnome.org/gtk3/3.8/GtkAboutDialog.html"><text:span text:style-name="T16">GtkAboutDialog</text:span></text:a></text:p>
      <text:p text:style-name="Preformatted_20_Text"><text:span text:style-name="T16"><text:s text:c="32"/></text:span><text:a xlink:type="simple" xlink:href="https://developer.gnome.org/gtk3/3.8/GtkAppChooserDialog.html"><text:span text:style-name="T16">GtkAppChooserDialog</text:span></text:a></text:p>
      <text:p text:style-name="Preformatted_20_Text"><text:span text:style-name="T16"><text:s text:c="32"/></text:span><text:a xlink:type="simple" xlink:href="https://developer.gnome.org/gtk3/3.8/GtkColorChooserDialog.html"><text:span text:style-name="T16">GtkColorChooserDialog</text:span></text:a></text:p>
      <text:p text:style-name="Preformatted_20_Text"><text:span text:style-name="T16"><text:s text:c="32"/></text:span><text:a xlink:type="simple" xlink:href="https://developer.gnome.org/gtk3/3.8/GtkColorSelectionDialog.html"><text:span text:style-name="T16">GtkColorSelectionDialog</text:span></text:a></text:p>
      <text:p text:style-name="Preformatted_20_Text"><text:span text:style-name="T16"><text:s text:c="32"/></text:span><text:a xlink:type="simple" xlink:href="https://developer.gnome.org/gtk3/3.8/GtkFileChooserDialog.html"><text:span text:style-name="T16">GtkFileChooserDialog</text:span></text:a></text:p>
      <text:p text:style-name="Preformatted_20_Text"><text:span text:style-name="T16"><text:s text:c="32"/></text:span><text:a xlink:type="simple" xlink:href="https://developer.gnome.org/gtk3/3.8/GtkFontChooserDialog.html"><text:span text:style-name="T16">GtkFontChooserDialog</text:span></text:a></text:p>
      <text:p text:style-name="Preformatted_20_Text"><text:span text:style-name="T16"><text:s text:c="32"/></text:span><text:a xlink:type="simple" xlink:href="https://developer.gnome.org/gtk3/3.8/GtkFontSelectionDialog.html"><text:span text:style-name="T16">GtkFontSelectionDialog</text:span></text:a></text:p>
      <text:p text:style-name="Preformatted_20_Text"><text:span text:style-name="T16"><text:s text:c="32"/></text:span><text:a xlink:type="simple" xlink:href="https://developer.gnome.org/gtk3/3.8/GtkMessageDialog.html"><text:span text:style-name="T16">GtkMessageDialog</text:span></text:a></text:p>
      <text:p text:style-name="Preformatted_20_Text"><text:span text:style-name="T16"><text:s text:c="32"/></text:span><text:a xlink:type="simple" xlink:href="https://developer.gnome.org/gtk3/3.8/GtkPageSetupUnixDialog.html"><text:span text:style-name="T16">GtkPageSetupUnixDialog</text:span></text:a></text:p>
      <text:p text:style-name="Preformatted_20_Text"><text:span text:style-name="T16"><text:s text:c="32"/></text:span><text:a xlink:type="simple" xlink:href="https://developer.gnome.org/gtk3/3.8/GtkPrintUnixDialog.html"><text:span text:style-name="T16">GtkPrintUnixDialog</text:span></text:a></text:p>
      <text:p text:style-name="Preformatted_20_Text"><text:span text:style-name="T16"><text:s text:c="32"/></text:span><text:a xlink:type="simple" xlink:href="https://developer.gnome.org/gtk3/3.8/GtkRecentChooserDialog.html"><text:span text:style-name="T16">GtkRecentChooserDialog</text:span></text:a></text:p>
      <text:p text:style-name="Preformatted_20_Text"><text:span text:style-name="T16"><text:s text:c="28"/></text:span><text:a xlink:type="simple" xlink:href="https://developer.gnome.org/gtk3/3.8/GtkApplicationWindow.html"><text:span text:style-name="T16">GtkApplicationWindow</text:span></text:a></text:p>
      <text:p text:style-name="Preformatted_20_Text"><text:span text:style-name="T16"><text:s text:c="28"/></text:span><text:a xlink:type="simple" xlink:href="https://developer.gnome.org/gtk3/3.8/GtkAssistant.html"><text:span text:style-name="T16">GtkAssistant</text:span></text:a></text:p>
      <text:p text:style-name="Preformatted_20_Text"><text:span text:style-name="T16"><text:s text:c="28"/></text:span><text:a xlink:type="simple" xlink:href="https://developer.gnome.org/gtk3/3.8/GtkOffscreenWindow.html"><text:span text:style-name="T16">GtkOffscreenWindow</text:span></text:a></text:p>
      <text:p text:style-name="Preformatted_20_Text"><text:span text:style-name="T16"><text:s text:c="28"/></text:span><text:a xlink:type="simple" xlink:href="https://developer.gnome.org/gtk3/3.8/GtkPlug.html"><text:span text:style-name="T16">GtkPlug</text:span></text:a></text:p>
      <text:p text:style-name="Preformatted_20_Text"><text:span text:style-name="T16"><text:s text:c="24"/></text:span><text:a xlink:type="simple" xlink:href="https://developer.gnome.org/gtk3/3.8/GtkAlignment.html"><text:span text:style-name="T16">GtkAlignment</text:span></text:a></text:p>
      <text:p text:style-name="Preformatted_20_Text"><text:span text:style-name="T16"><text:s text:c="24"/></text:span><text:a xlink:type="simple" xlink:href="https://developer.gnome.org/gtk3/3.8/GtkComboBox.html"><text:span text:style-name="T16">GtkComboBox</text:span></text:a></text:p>
      <text:p text:style-name="Preformatted_20_Text"><text:span text:style-name="T16"><text:s text:c="28"/></text:span><text:a xlink:type="simple" xlink:href="https://developer.gnome.org/gtk3/3.8/GtkAppChooserButton.html"><text:span text:style-name="T16">GtkAppChooserButton</text:span></text:a></text:p>
      <text:p text:style-name="Preformatted_20_Text"><text:span text:style-name="T16"><text:s text:c="28"/></text:span><text:a xlink:type="simple" xlink:href="https://developer.gnome.org/gtk3/3.8/GtkComboBoxText.html"><text:span text:style-name="T16">GtkComboBoxText</text:span></text:a></text:p>
      <text:p text:style-name="P89"><text:span text:style-name="T16"><text:s text:c="24"/></text:span><text:a xlink:type="simple" xlink:href="https://developer.gnome.org/gtk3/3.8/GtkFrame.html"><text:span text:style-name="T16">GtkFrame</text:span></text:a></text:p>
      <text:p text:style-name="Text_20_body">对于不了解GObject的读者，可以简单地将其理解为C++中类提供的特性，虽然两者还是有很大差别。毕竟面向对象仅仅是一种软件组织方式<text:span text:style-name="T18">。wdl本身也采用GObject的面向对象框架。</text:span></text:p>
      <text:p text:style-name="P9">Glib（这里需要注意大小写）包含了一些通用的处理函数<text:span text:style-name="T19">，字符串处理，内存管理等。其中比较重要的是主循环的概念，后面将详细讨论。</text:span></text:p>
      <text:p text:style-name="P10">GModule提供动态加载模块的功能，wdl未引入动态模块，不予讨论，有兴趣的读者可以参考<text:a xlink:type="simple" xlink:href="https://developer.gnome.org/glib/unstable/glib-Dynamic-Loading-of-Modules.html">官方文档</text:a>。</text:p>
      <text:p text:style-name="P11">GThread顾名思义，提供了多线程的支持。</text:p>
      <text:p text:style-name="P11">GIO提供了较高层的文件系统API。</text:p>
      <text:p text:style-name="Heading"><text:soft-page-break/>2.1.3 Gobject 信号</text:p>
      <text:p text:style-name="P31">每个GObject对象可以注册多个信号，每个信号可以注册多个回调函数。在内部实现中<text:span text:style-name="T47">，每个信号都有一个信号ID表示，是一个guint类型的值。每个信号的回调函数用HandlerList结构表示，源代码gobject/gsignal.c：251</text:span></text:p>
      <text:p text:style-name="P76">struct _HandlerList </text:p>
      <text:p text:style-name="P76">{ </text:p>
      <text:p text:style-name="P76"><text:tab/>guint <text:s text:c="3"/>signal_id; <text:s text:c="53"/></text:p>
      <text:p text:style-name="P76"><text:tab/>Handler *handlers; </text:p>
      <text:p text:style-name="P76"><text:tab/>Handler *tail_before; <text:s/>/* normal signal handlers are appended here <text:s/>*/ </text:p>
      <text:p text:style-name="P76"><text:tab/>Handler *tail_after; <text:s text:c="2"/>/* CONNECT_AFTER handlers are appended here <text:s/>*/ </text:p>
      <text:p text:style-name="P76"><text:s/>}; </text:p>
      <text:p text:style-name="P32">Handler结构表示单个回调函数，本身实现为一个双向链表<text:span text:style-name="T49">，</text:span>源代码<text:span text:style-name="T48">gobject/gsignal.c：259。</text:span></text:p>
      <text:p text:style-name="P86"><text:s/><text:span text:style-name="T40">struct _Handler </text:span></text:p>
      <text:p text:style-name="P77">{ </text:p>
      <text:p text:style-name="P77"><text:tab/>gulong <text:s text:c="7"/>sequential_number; </text:p>
      <text:p text:style-name="P77"><text:tab/>Handler <text:s text:c="5"/>*next; </text:p>
      <text:p text:style-name="P77"><text:tab/>Handler <text:s text:c="5"/>*prev; </text:p>
      <text:p text:style-name="P77"><text:tab/>GQuark <text:s text:c="3"/>detail; </text:p>
      <text:p text:style-name="P77"><text:tab/>guint <text:s text:c="8"/>ref_count; </text:p>
      <text:p text:style-name="P77"><text:tab/>guint <text:s text:c="8"/>block_count : 16; </text:p>
      <text:p text:style-name="P77">#define HANDLER_MAX_BLOCK_COUNT (1 &lt;&lt; 16) </text:p>
      <text:p text:style-name="P77"><text:tab/>guint <text:s text:c="8"/>after : 1; </text:p>
      <text:p text:style-name="P77"><text:tab/>guint <text:s text:c="8"/>has_invalid_closure_notify : 1; </text:p>
      <text:p text:style-name="P77"><text:tab/>GClosure <text:s text:c="4"/>*closure; </text:p>
      <text:p text:style-name="P77">}; </text:p>
      <text:p text:style-name="P33">GClosure结构表示程序中的回调函数<text:span text:style-name="T50">，上述结构表示了单个信号与回调函数（信号处理函数）之间的关系。简单地说，就是单个信号对应多个由链表组成的回调函数。同时回调函数可分为三类，普通的：HandlerList结构中的handlers字段，优先调用的：HandlerList结构中tail_before字段，以及滞后调用的：HandlerList结构中的tail_after字段。</text:span></text:p>
      <text:p text:style-name="P34">信号与具体对象是的联系是通过一个全局静态的hash表指定的<text:span text:style-name="T51">。源代码gobject/gsignal.c：303</text:span></text:p>
      <text:p text:style-name="P78">static GHashTable <text:s text:c="3"/>*g_handler_list_bsa_ht = NULL;</text:p>
      <text:p text:style-name="P35">该hash表是gpointer<text:span text:style-name="T52">（其实是void *，C语言里的通用指针）和GBSearchArray的对应。</text:span></text:p>
      <text:p text:style-name="P36">GBSearchArray是二叉查找树结构，与具体对象相关的所有HandlerList结构。</text:p>
      <text:p text:style-name="P37"><text:soft-page-break/>因此<text:span text:style-name="T53">，指定具体对象，</text:span>先通过g_hash_table_lookup ()查找到GBsearchArray结构，再调用<text:span text:style-name="T53">g_bsearch_array_lookup()就可以找到该对象某个特定信号的处理函数。</text:span></text:p>
      <text:p text:style-name="Heading">2.1.<text:span text:style-name="T43">4</text:span> <text:span text:style-name="T20">GmainLoop</text:span></text:p>
      <text:p text:style-name="P12"><text:a xlink:type="simple" xlink:href="https://developer.gnome.org/glib/2.38/glib-The-Main-Event-Loop.html#GMainLoop"><text:span text:style-name="T23">GMainLoop</text:span></text:a>（the main event loop）管理GLIB和GTK+应用程序中所有事件的源<text:span text:style-name="T22">（sources）</text:span>。事件源可以理解为直接导致事件发生的对象<text:span text:style-name="T24">。</text:span>事件可以任意数量<text:span text:style-name="T21">，任意源；比如文件描述符（普通文件，管道或者套接字）或者定时器。一般用</text:span><text:a xlink:type="simple" xlink:href="https://developer.gnome.org/glib/2.38/glib-The-Main-Event-Loop.html#g-source-attach"><text:span text:style-name="T21">g_source_attach()</text:span></text:a><text:span text:style-name="T21">将一个新事件添加到GMainLoop中。</text:span></text:p>
      <text:p text:style-name="P12">为了让多个独立的源可以在不同线程中被处理<text:span text:style-name="T23">，每个源与一个</text:span><text:a xlink:type="simple" xlink:href="https://developer.gnome.org/glib/2.38/glib-The-Main-Event-Loop.html#GMainContext"><text:span text:style-name="T23">GMainContext</text:span></text:a><text:span text:style-name="T23">关联。GMainContext表示主循环中事件源的集合；一个GMainLoop有且仅有一个GMainContext。一个GMainContext只能在一个线程中执行，但事件源可以在其他线程中添加或者删除。比如，在A线程中可以为B线程中的GMainContext添加或删除事件源。</text:span></text:p>
      <text:p text:style-name="P13">每个事件源都有一个相关优先级。默认优先级为G_PRIOPRITY_DEFAULT，其值为0。小于0的值表示更高的优先级，反之，大于0表示低优先级。拥有高优先级源的事件总是比低优先级源相关的事件优先执行。</text:p>
      <text:p text:style-name="P13">也可以添加空闲（idle）函数以及相关的优先级。没有更高优先级的事件要执行时就会被执行。</text:p>
      <text:p text:style-name="P13">GMainLoop表示一个主事件循环。使用<text:a xlink:type="simple" xlink:href="https://developer.gnome.org/glib/2.38/glib-The-Main-Event-Loop.html#g-main-loop-new">g_main_loop_new()</text:a>创建。添加了初始化的事件源后<text:span text:style-name="T26">，调用</text:span><text:a xlink:type="simple" xlink:href="https://developer.gnome.org/glib/2.38/glib-The-Main-Event-Loop.html#g-main-loop-run"><text:span text:style-name="T26">g_main_loop_run()</text:span></text:a><text:span text:style-name="T26">。这会不断检查事件源中的事件，然后执行。最后，其中一个事件中调用了</text:span><text:a xlink:type="simple" xlink:href="https://developer.gnome.org/glib/2.38/glib-The-Main-Event-Loop.html#g-main-loop-quit"><text:span text:style-name="T26">g_main_loop_quit()</text:span></text:a><text:span text:style-name="T26">就会退出主循环，也就是g_main_loop_run()将返回。</text:span></text:p>
      <text:p text:style-name="P16">可以通过递归的方式创建主循环。这也是GTK应用程序用来显示模态对话框所采用的方式。注意，事件源有个相关的GMainContext，而该GMainContext中所有相关的主循环都会检查和事件源的事件。</text:p>
      <text:p text:style-name="P16">GTK+中有一些函数是对GMainLoop的封装，比如gtk_main(),gtk_main_quit()和gtk_events_pending()。</text:p>
      <text:p text:style-name="P18">下面代码是GMainLoop的C结构体，一个GMainLoop只有一个GMainContext，一个GMainContext则可以关联多个事件源。可以看到<text:span text:style-name="T28">，GMainLoop只是GMainContext的简单封装，因此，很多时候可以将GMainLoop，也就是主循环直接看作GMainContext。</text:span></text:p>
      <text:p text:style-name="P71"><text:s/>struct _GMainLoop { </text:p>
      <text:p text:style-name="P71"><text:tab/>GMainContext *context; <text:s text:c="50"/></text:p>
      <text:p text:style-name="P71"><text:tab/>gboolean is_running; </text:p>
      <text:p text:style-name="P71"><text:tab/>gint ref_count; </text:p>
      <text:p text:style-name="P71"><text:s/>};</text:p>
      <text:p text:style-name="Text_20_body">下图表示一个<text:span text:style-name="T64">GMainContext的循环过程。</text:span></text:p>
      <text:p text:style-name="Text_20_body"/>
      <text:p text:style-name="Text_20_body"><draw:frame draw:style-name="fr2" draw:name="Object4" text:anchor-type="paragraph" svg:width="8.5in" svg:height="3.7075in" draw:z-index="3"><draw:object xlink:href="./Object 4" xlink:type="simple" xlink:show="embed" xlink:actuate="onLoad"/><draw:image xlink:href="./ObjectReplacements/Object 4" xlink:type="simple" xlink:show="embed" xlink:actuate="onLoad"/></draw:frame><text:soft-page-break/>初始化完成后进入准备就绪阶段<text:span text:style-name="T65">，然后轮询事件源，检测到事件发生就为其分配相应的任务然后执行。执行完成后，进入下一次循环。</text:span></text:p>
      <text:p text:style-name="Heading">2.1.<text:span text:style-name="T44">5</text:span> 创建新的事件源类型</text:p>
      <text:p text:style-name="P17"><text:span text:style-name="T27">GMainLoop有个不寻常的功能，就是除了可以使用内置的事件源类型外，还可以自定义事件源类型。一个新事件类型可以用来处理GDK事件（鼠标点击等）。自定义事件类型一般源于GSource结构。自定义事件源类型的结构体内部以GSource结构作为第一个元素，其他元素则作为该事件源特有的结构（这种方式和GObject的类继承十分相似，不过这里没有采用GObject）。新建一个事件源对象，调用</text:span><text:a xlink:type="simple" xlink:href="https://developer.gnome.org/glib/2.38/glib-The-Main-Event-Loop.html#g-source-new"><text:span text:style-name="T27">g_source_new()</text:span></text:a><text:span text:style-name="T27">，需要指定对事件源具体操作的函数和事件源结构体的大小。</text:span></text:p>
      <text:p text:style-name="Heading">2.1.<text:span text:style-name="T45">6</text:span> 主循环过程</text:p>
      <text:p text:style-name="P19">所谓主循环过程，就是指当我们调用<text:a xlink:type="simple" xlink:href="https://developer.gnome.org/glib/2.38/glib-The-Main-Event-Loop.html#g-main-loop-run">g_main_loop_run()</text:a>时，究竟执行了什么。源代码在<text:span text:style-name="T31">glib/gmain.c:3858。g_main_loop_run()的前一部分主要做一些检查，多线程同步等。然后开始执行下面代码：</text:span></text:p>
      <text:p text:style-name="P72">g_atomic_int_inc (&amp;loop-&gt;ref_count); <text:tab/>/* 增加引用计数 */</text:p>
      <text:p text:style-name="P72">loop-&gt;is_running = TRUE; </text:p>
      <text:p text:style-name="P72">while (loop-&gt;is_running) </text:p>
      <text:p text:style-name="P72"><text:tab/>g_main_context_iterate (loop-&gt;context, TRUE, TRUE, self); </text:p>
      <text:p text:style-name="P23">可以看到，程序进入了由while控制的循环<text:span text:style-name="T32">。单步执行</text:span><text:a xlink:type="simple" xlink:href="https://developer.gnome.org/glib/2.38/glib-The-Main-Event-Loop.html#g-main-context-iteration"><text:span text:style-name="T32">g_main_context_iterate()</text:span></text:a><text:span text:style-name="T32">。g_main_context_iterate()在glib/gmain.c:3649实现，执行循环中的单步任务。g_main_context_iterate()首先检查是否有事件源已经就绪，如果没有事件源就绪，在这里将阻塞直到有一个事件源就绪。然后开始执行最高优先级的事件。</text:span></text:p>
      <text:p text:style-name="P24"><text:soft-page-break/>因此g_main_loop_run()会在循环中不断执行，直到在一个事件中调用了g_mian_loop_quit()退出。</text:p>
      <text:p text:style-name="Heading">2.1.<text:span text:style-name="T46">7</text:span> GMainLoop在GTK+中</text:p>
      <text:p text:style-name="P25">下面是一个最小的GTK+应用程序，编译运行后将显示一个360x250大小的窗口。</text:p>
      <text:p text:style-name="P73">#include &lt;gtk/gtk.h&gt; </text:p>
      <text:p text:style-name="P73">int main(int argc, char *argv[]) </text:p>
      <text:p text:style-name="P73">{ </text:p>
      <text:p text:style-name="P73"><text:tab/>gtk_init(&amp;argc,&amp;argv); </text:p>
      <text:p text:style-name="P73"><text:tab/>GtkWidget *window=gtk_window_new(GTK_WINDOW_TOPLEVEL); </text:p>
      <text:p text:style-name="P73"><text:tab/>gtk_window_set_default_size(GTK_WINDOW(window),360,250); </text:p>
      <text:p text:style-name="P73"><text:tab/>gtk_window_set_position(GTK_WINDOW(window),GTK_WIN_POS_CENTER); </text:p>
      <text:p text:style-name="P73"><text:tab/>g_signal_connect(G_OBJECT(window),"destroy", </text:p>
      <text:p text:style-name="P73"><text:tab/><text:tab/><text:tab/><text:tab/>G_CALLBACK(gtk_main_quit),NULL); </text:p>
      <text:p text:style-name="P73"/>
      <text:p text:style-name="P73"><text:tab/>gtk_widget_show(window); </text:p>
      <text:p text:style-name="P73"><text:tab/>gtk_main(); </text:p>
      <text:p text:style-name="P73"><text:tab/>return 0; </text:p>
      <text:p text:style-name="P73">}</text:p>
      <text:p text:style-name="Text_20_body">本节将根据上述代码来解释GTK+的工作原理<text:span text:style-name="T33">。</text:span></text:p>
      <text:p text:style-name="P26">在调用任何GTK+函数之前，必须先调用<text:a xlink:type="simple" xlink:href="https://developer.gnome.org/gtk3/3.8/gtk3-General.html#gtk-init">gtk_init()</text:a>，该函数完成GTK+所需要的所有初始化工作同时解析命令行参数。</text:p>
      <text:p text:style-name="P26"><text:a xlink:type="simple" xlink:href="https://developer.gnome.org/gtk3/3.8/GtkWindow.html#gtk-window-new">gtk_</text:a><text:a xlink:type="simple" xlink:href="https://developer.gnome.org/gtk3/3.8/GtkWindow.html#gtk-window-new"><text:span text:style-name="T36">window_new()</text:span></text:a><text:span text:style-name="T36">创建一个窗口，</text:span><text:a xlink:type="simple" xlink:href="https://developer.gnome.org/gtk3/3.8/GtkWindow.html#gtk-window-new"><text:span text:style-name="T36">gtk_window_set_default_size()</text:span></text:a><text:span text:style-name="T36">和</text:span><text:a xlink:type="simple" xlink:href="https://developer.gnome.org/gtk3/3.8/GtkWindow.html#gtk-window-new"><text:span text:style-name="T36">gtk_window_set_position()</text:span></text:a><text:span text:style-name="T36">分别设置该窗口的默认大小和所在位置。</text:span></text:p>
      <text:p text:style-name="P26">g_<text:span text:style-name="T37">signal_connect()为窗口注册回调函数，当'destroy'信号发出时（用户点击窗口关闭按钮）调用</text:span><text:a xlink:type="simple" xlink:href="https://developer.gnome.org/gtk3/3.8/gtk3-General.html#gtk-main-quit"><text:span text:style-name="T37">gtk_mian_quit()</text:span></text:a><text:span text:style-name="T37">，将退出程序。</text:span></text:p>
      <text:p text:style-name="P27">创建的窗口默认是不可见的，因此调用<text:a xlink:type="simple" xlink:href="https://developer.gnome.org/gtk3/3.8/GtkWidget.html#gtk-widget-show">gtk_widget_show()</text:a>显示窗口。</text:p>
      <text:p text:style-name="P28">最后调用<text:a xlink:type="simple" xlink:href="https://developer.gnome.org/gtk3/3.8/gtk3-General.html#gtk-main"><text:span text:style-name="T38">gtk_main()</text:span></text:a><text:span text:style-name="T38">，该函数启动GTK+内部的主循环，源代码gtk/gtkmain.c：1144。</text:span></text:p>
      <text:p text:style-name="P74">loop = g_main_loop_new (NULL, TRUE); </text:p>
      <text:p text:style-name="P74">main_loops = g_slist_prepend (main_loops, loop); </text:p>
      <text:p text:style-name="P74"/>
      <text:p text:style-name="P74">if (g_main_loop_is_running (main_loops-&gt;data)) </text:p>
      <text:p text:style-name="P74">{ </text:p>
      <text:p text:style-name="P74"><text:s text:c="4"/>gdk_threads_leave (); <text:tab/>/* 为了兼容低版本<text:span text:style-name="T39">GTK+，现在可以不用考虑 <text:s/>*/</text:span></text:p>
      <text:p text:style-name="P74"><text:soft-page-break/><text:s text:c="4"/>g_main_loop_run (loop); </text:p>
      <text:p text:style-name="P75"><text:s text:c="4"/>gdk_threads_enter (); <text:tab/>/* 为了兼容低版本<text:span text:style-name="T39">GTK+，现在可以不用考虑 <text:s/>*/</text:span></text:p>
      <text:p text:style-name="P74"><text:s text:c="4"/>gdk_flush (); </text:p>
      <text:p text:style-name="P74">}</text:p>
      <text:p text:style-name="Text_20_body">调用<text:span text:style-name="T41">gtk_main()后程序进入g_main_loop_run()中的循环，直到调用gtk_main_quit()退出。当GTK+程序运行时，主线程一直处于gtk_main()控制的循环当中，不断接受事件。事件通常是由用户界面发出的，比如鼠标点击，窗口拖动等，还有定时器（timeout）等；同时还有由窗口管理器或其他应用程序发出的事件。GTK+接收事件后，做出响应，通常是已注册的回调函数，在上述例子中，调用gtk_main_quit()就是GTK+在接收'destroy'事件后做出的响应。</text:span></text:p>
      <text:p text:style-name="P29">正如前文GLIB章节所说的那样，GMainContext只能在单线程中执行，而GTK+使用的是GMainContext的简单封装GMainLoop，因此GTK+函数也只能在单线程中执行，也就是说一个GTK+应用程序，GUI相关的代码必须是在同一个线程中。</text:p>
      <text:p text:style-name="P29">同时<text:span text:style-name="T42">，因为回调函数是一个循环中的一部分，属于GMainContext循环过程中的任务执行那部分。为了保证其他事件得到及时响应。回调函数应该尽可能快速执行，否则可能导致GTK+出现响应延时。</text:span></text:p>
      <text:p text:style-name="P30">GTK+采用了GObject框架，包括信号注册与回调函数的功能。</text:p>
      <text:h text:style-name="Heading_20_2" text:outline-level="2"><text:bookmark-start text:name="__RefHeading__235_1157848091"/>2.2 libcurl<text:bookmark-end text:name="__RefHeading__235_1157848091"/></text:h>
      <text:p text:style-name="P52">wdl使用libcurl来完成HTTP和FTP的数据传输。本节将讨论HTTP和FTP协议，以及libcurl的使用。<text:span text:style-name="T76">libcurl本身支持非常多的协议，但是提供了相对一致的接口。</text:span></text:p>
      <text:p text:style-name="Heading">2.2.1 URL</text:p>
      <text:p text:style-name="P51">URL即统一资源定位符(Uniform Resource Locator)，是对互联网上得到的资源的位置的访问方法的一种简洁表示，是互联网上标准资源的地址。互联网上每个文件有唯一的<text:span text:style-name="T66">URL表示，包含了HTTP客户端该如何获取它的一些信息。URL的结构如下</text:span></text:p>
      <text:p text:style-name="P81">scheme://domain:port/path?query#fragment</text:p>
      <text:p text:style-name="P40">scheme表示协议<text:span text:style-name="T67">，忽略大小写；一般有http,https,ftp等，如果没有指定，默认http。</text:span></text:p>
      <text:p text:style-name="P40">domain表示点分的<text:span text:style-name="T68">IP地址或者是DNS域名；比如[db8:0cec::99:123a]或者example.org。</text:span></text:p>
      <text:p text:style-name="P40">path表示在指定主机上该资源的位置<text:span text:style-name="T68">，区分大小写；比如/index.html，如果没有指定，默认为/。</text:span></text:p>
      <text:p text:style-name="P40">query包含了发送给服务器的一些参数<text:span text:style-name="T69">，是键\值的对应组，多个由&amp;隔开；比如first=A&amp;second=B。</text:span></text:p>
      <text:p text:style-name="P40">fragment 表示页面中的位置<text:span text:style-name="T70">，一般是HTML文件中某个章节。</text:span></text:p>
      <text:p text:style-name="P53">其中scheme，path，query，fragment都可以不指定。如www.example.com是合法的URL。</text:p>
      <text:p text:style-name="P53">但是如果指定了响应的值，必须是相应合法的值。</text:p>
      <text:p text:style-name="P54">不可打印字符比如中文，需要通过十六进制编码的方式传输，比如%AD。</text:p>
      <text:p text:style-name="P55"><text:soft-page-break/>在一些协议中，使用了认证机制，比如FTP；可以在FTP的URL中加入用户名和密码。如下</text:p>
      <text:p text:style-name="P82">ftp://username:password@domain/path?query#fragment</text:p>
      <text:p text:style-name="Heading">2.2.<text:span text:style-name="T67">2</text:span> HTTP</text:p>
      <text:p text:style-name="P38"><text:span text:style-name="T34">HTTP即超文本传输协议（</text:span>Hyper Text Transfer Protocol<text:span text:style-name="T34">）。本小节讨论HTTP的协议内容，将不会讨论HTTP引出的一些扩展概念，比如Web、链接管理、缓存、代理等，关于这方面的详细信息可以参考《HTTP权威指南》，同时我也假设读者在这方面有了一定的知识背景。</text:span></text:p>
      <text:p text:style-name="P39">Web内容都是存储在Web服务器上的。Web服务器所使用的是HTTP协议，因此经常会被称为HTTP服务器。这些HTTP服务器存储了互联网中的数据，如果HTTP客户端请求的话，它们就提供数据。</text:p>
      <text:p text:style-name="P39">浏览一个页面时<text:span text:style-name="T54">（比如http://www.shu.edu.cn），浏览器会向服务器www.shu.edu.cn发送一条HTTP请求。服务器会去寻找所期望的对象（在此例子中一般使用默认的/index.html），如果成功，就将对象、对象模型、对象长度以及其他一些信息放在HTTP响应中发给客户端。</text:span></text:p>
      <text:p text:style-name="P39">一个<text:span text:style-name="T55">HTTP事务是由一条（从客户端发往服务器）请求命令和一条（从服务器发给客户端）响应结果组成的。这种通信是通过名为HTTP报文（HTTP message）的格式化数据块进行的。如下图所示。</text:span></text:p>
      <text:p text:style-name="P39"/>
      <text:p text:style-name="P41"><draw:frame draw:style-name="fr3" draw:name="Object2" text:anchor-type="paragraph" svg:width="8.5in" svg:height="3.2429in" draw:z-index="1"><draw:object xlink:href="./Object 2" xlink:type="simple" xlink:show="embed" xlink:actuate="onLoad"/><draw:image xlink:href="./ObjectReplacements/Object 2" xlink:type="simple" xlink:show="embed" xlink:actuate="onLoad"/></draw:frame>HTTP支持几种不同的请求命令，这些命令称为HTTP方法（HTTP method）。每条<text:span text:style-name="T56">HTTP请求都包含一个方法。这些方法告诉服务器要执行什么动作（获取页面，运行一个网关程序或者删除一个文件等）。五种常见的方法分别为</text:span></text:p>
      <text:list xml:id="list7888164713121785055" text:style-name="L1">
        <text:list-item>
          <text:p text:style-name="P91">GET<text:tab/>从服务器向客户端发送指定的资源</text:p>
        </text:list-item>
        <text:list-item>
          <text:p text:style-name="P91">PUT<text:tab/>将来自客户端的数据存储到一个指定的服务器的资源中去</text:p>
        </text:list-item>
        <text:list-item>
          <text:p text:style-name="P91">DELETE<text:tab/>从服务器中删除命名资源</text:p>
        </text:list-item>
        <text:list-item>
          <text:p text:style-name="P92"><text:soft-page-break/>POST<text:tab/>将客户端数据发送到一个服务器网管应用程序</text:p>
        </text:list-item>
        <text:list-item>
          <text:p text:style-name="P92">HEAD<text:tab/>仅发送响应中的HTTP首部</text:p>
        </text:list-item>
      </text:list>
      <text:p text:style-name="P42">每条<text:span text:style-name="T57">HTTP响应报文返回时都会携带一个状态码。状态码是一个三位数的值，表示客户端请求的结果。</text:span></text:p>
      <text:list xml:id="list5075326569677476727" text:style-name="L2">
        <text:list-item>
          <text:p text:style-name="P93">100 ～ 199<text:tab/>信息性状态码</text:p>
        </text:list-item>
        <text:list-item>
          <text:p text:style-name="P93">200 ~ 299<text:tab/>成功状态码，最常见的是200。</text:p>
        </text:list-item>
        <text:list-item>
          <text:p text:style-name="P93">300 ～ 399<text:tab/>重定向状态码，表示所请求的资源已经移动了位置，请客户端重新使用新位置请求。</text:p>
        </text:list-item>
        <text:list-item>
          <text:p text:style-name="P93">400 ～ 499<text:tab/>客户端错误状态码，一般是客户端发送了错误的请求；最常见的是404，服务器无法 找到指定的资源。</text:p>
        </text:list-item>
        <text:list-item>
          <text:p text:style-name="P93">500 ～ 599<text:tab/>服务器错误状态吗，客户端发送了有效的请求，但服务器自身却出现了问题。</text:p>
        </text:list-item>
      </text:list>
      <text:p text:style-name="P43">一般认为大于等于<text:span text:style-name="T58">400的状态吗表示请求失败，反之表示请求有效。</text:span>伴随着每个状态码，HTTP响应中还会有一条解释性的内容。在上述例子中是“OK”，如果是404则一般是“Not Found”。</text:p>
      <text:p text:style-name="P44">HTTP报文是由一行一行的简单字符串组成的，都是纯文本。下图显示了一个简单事务使用的HTTP报文。</text:p>
      <text:p text:style-name="P44"/>
      <text:p text:style-name="P44"><draw:frame draw:style-name="fr3" draw:name="Object3" text:anchor-type="paragraph" svg:width="8.5in" svg:height="3.2429in" draw:z-index="2"><draw:object xlink:href="./Object 3" xlink:type="simple" xlink:show="embed" xlink:actuate="onLoad"/><draw:image xlink:href="./ObjectReplacements/Object 3" xlink:type="simple" xlink:show="embed" xlink:actuate="onLoad"/></draw:frame>报文的第一行就是起始行<text:span text:style-name="T59">，在请求报文中用来说明请求什么，在响应报文中说明发生了什么情况，用\r\n分割。</text:span></text:p>
      <text:p text:style-name="P44">起始行后面有零个或者多个首部字段<text:span text:style-name="T60">。每个首部字段都包含一个名字和一个值，用：分开。每个首部字段之间用\r\n分割，首部结束用一个空行分割。关于首部各个字段的具体内涵，请读者自行参考相关文献。</text:span></text:p>
      <text:p text:style-name="P45">HTTP首部之后跟着消息主体<text:span text:style-name="T61">，请求和响应依据具体情况都可以没有消息主体，但响应一般都会有。</text:span></text:p>
      <text:p text:style-name="P46">HTTP起始行中还有一个HTTP版本号，现在一般都用HTTP/1.1或者HTTP/1.0，差别主要在支持的首部上，这已经超出了本书的讨论范围。在本文中<text:span text:style-name="T62">，所有的HTTP报文都采用HTTP/1.1。</text:span></text:p>
      <text:p text:style-name="P46"><text:soft-page-break/>下面是我写的一个简单socket程序<text:span text:style-name="T63">，该程序对命令行参数指定的URL执行HTTP的GET方法。将返回的结果输出到标准输出。为了简化URL的解析，使用了第三方的libsoup。该程序的编译运行环境为Linux 3.11 x86_64、GCC 4.8.1、libsoup2.4。</text:span></text:p>
      <text:p text:style-name="P79">#include &lt;stdio.h&gt; </text:p>
      <text:p text:style-name="P79">#include &lt;stdlib.h&gt; </text:p>
      <text:p text:style-name="P79">#include &lt;unistd.h&gt; </text:p>
      <text:p text:style-name="P79">#include &lt;string.h&gt; </text:p>
      <text:p text:style-name="P79">#include &lt;sys/types.h&gt; </text:p>
      <text:p text:style-name="P79">#include &lt;sys/socket.h&gt; </text:p>
      <text:p text:style-name="P79">#include &lt;netdb.h&gt; </text:p>
      <text:p text:style-name="P79">#include &lt;libsoup/soup.h&gt; </text:p>
      <text:p text:style-name="P79">#include &lt;errno.h&gt; </text:p>
      <text:p text:style-name="P79"/>
      <text:p text:style-name="P79">int main(int argc, char *argv[]) </text:p>
      <text:p text:style-name="P79">{ </text:p>
      <text:p text:style-name="P79"><text:tab/>if(argc!=2){ </text:p>
      <text:p text:style-name="P79"><text:tab/><text:tab/>fprintf(stderr,"Usage: hget url\n"); </text:p>
      <text:p text:style-name="P79"><text:tab/><text:tab/>return 0; </text:p>
      <text:p text:style-name="P79"><text:tab/>} </text:p>
      <text:p text:style-name="P79"/>
      <text:p text:style-name="P79"><text:tab/>SoupURI *url=soup_uri_new(argv[1]); </text:p>
      <text:p text:style-name="P79"><text:tab/>if(url==NULL){ </text:p>
      <text:p text:style-name="P79"><text:tab/><text:tab/>fprintf(stderr,"Invalid URL!\n"); </text:p>
      <text:p text:style-name="P79"><text:tab/><text:tab/>return -1; </text:p>
      <text:p text:style-name="P79"><text:tab/>}else if(strcmp("http",soup_uri_get_scheme(url))){ </text:p>
      <text:p text:style-name="P79"><text:tab/><text:tab/>fprintf(stderr,"Only HTTP is supported!\n"); </text:p>
      <text:p text:style-name="P79"><text:tab/><text:tab/>return -2; </text:p>
      <text:p text:style-name="P79"><text:tab/>} </text:p>
      <text:p text:style-name="P79"><text:tab/>/* 解析主机地址 */ </text:p>
      <text:p text:style-name="P79"><text:tab/>struct addrinfo hints; </text:p>
      <text:p text:style-name="P79"><text:tab/>struct addrinfo *res=NULL; </text:p>
      <text:p text:style-name="P79"><text:tab/>memset(&amp;hints,0,sizeof(struct addrinfo)); </text:p>
      <text:p text:style-name="P79"><text:tab/>hints.ai_family=AF_UNSPEC; <text:tab/>/* Allow IPv4 or IPv6 */ </text:p>
      <text:p text:style-name="P79"><text:tab/>hints.ai_socktype=SOCK_STREAM; /* <text:s/>Stream socket */ </text:p>
      <text:p text:style-name="P79"><text:soft-page-break/><text:tab/>hints.ai_flags=0; </text:p>
      <text:p text:style-name="P79"><text:tab/>hints.ai_protocol=0; <text:tab/><text:tab/>/* Any protocol */ </text:p>
      <text:p text:style-name="P79"><text:tab/>if(getaddrinfo(soup_uri_get_host(url), "http", &amp;hints,&amp;res)){ </text:p>
      <text:p text:style-name="P79"><text:tab/><text:tab/>perror("Invalid host"); </text:p>
      <text:p text:style-name="P79"><text:tab/><text:tab/>return -3; </text:p>
      <text:p text:style-name="P79"><text:tab/>} </text:p>
      <text:p text:style-name="P79"><text:tab/>int sockfd=socket(res-&gt;ai_family,res-&gt;ai_socktype,res-&gt;ai_protocol); </text:p>
      <text:p text:style-name="P79"><text:tab/>if(socket&lt;0){ </text:p>
      <text:p text:style-name="P79"><text:tab/><text:tab/>perror("Fail to create socket"); </text:p>
      <text:p text:style-name="P79"><text:tab/><text:tab/>return -4; </text:p>
      <text:p text:style-name="P79"><text:tab/>} </text:p>
      <text:p text:style-name="P79"><text:tab/>/* 发起socket链接 <text:s/>*/</text:p>
      <text:p text:style-name="P79"><text:tab/>if(connect(sockfd,res-&gt;ai_addr,res-&gt;ai_addrlen)){ </text:p>
      <text:p text:style-name="P79"><text:tab/><text:tab/>perror("Fail to connect"); </text:p>
      <text:p text:style-name="P79"><text:tab/><text:tab/>return -5; </text:p>
      <text:p text:style-name="P79"><text:tab/>} </text:p>
      <text:p text:style-name="P79"><text:tab/>/* 构造HTTP请求报文 */ </text:p>
      <text:p text:style-name="P79"><text:tab/>char request[4096]; </text:p>
      <text:p text:style-name="P79"><text:tab/>snprintf(request,4096,"GET %s HTTP/1.1\r\n" </text:p>
      <text:p text:style-name="P79"><text:tab/><text:tab/><text:tab/><text:tab/>"Host: %s\r\nAccept: */*\r\nConnection: close\r\n\r\n", </text:p>
      <text:p text:style-name="P79"><text:tab/><text:tab/><text:tab/><text:tab/>soup_uri_get_path(url),soup_uri_get_host(url)); </text:p>
      <text:p text:style-name="P79"><text:tab/>/* 发送HTTP请求报文 */ </text:p>
      <text:p text:style-name="P79"><text:tab/>write(sockfd,request,strlen(request)); </text:p>
      <text:p text:style-name="P79"><text:tab/>char response[4096]; </text:p>
      <text:p text:style-name="P79"><text:tab/>int n; </text:p>
      <text:p text:style-name="P79"><text:tab/>/* 读取HTTP响应并输出到标准输出 */ </text:p>
      <text:p text:style-name="P79"><text:tab/>while((n=read(sockfd,response,4096))&gt;0){ </text:p>
      <text:p text:style-name="P79"><text:tab/><text:tab/>write(STDOUT_FILENO,response,n); </text:p>
      <text:p text:style-name="P79"><text:tab/>} </text:p>
      <text:p text:style-name="P79"/>
      <text:p text:style-name="P79"><text:tab/>freeaddrinfo(res); </text:p>
      <text:p text:style-name="P79"><text:tab/>/* 关闭套接字 */ </text:p>
      <text:p text:style-name="P79"><text:tab/>close(sockfd); </text:p>
      <text:p text:style-name="P79"><text:tab/>return 0; </text:p>
      <text:p text:style-name="P79"><text:soft-page-break/>}</text:p>
      <text:p text:style-name="P47">运行结果如下：</text:p>
      <text:p text:style-name="P80">$./a.out <text:a xlink:type="simple" xlink:href="http://www.baidu.com/">http://www.baidu.com</text:a></text:p>
      <text:p text:style-name="P87">HTTP/1.1 200 OK </text:p>
      <text:p text:style-name="P80">Date: Sun, 23 Mar 2014 10:38:15 GMT </text:p>
      <text:p text:style-name="P80">Content-Type: text/html </text:p>
      <text:p text:style-name="P80">Transfer-Encoding: chunked </text:p>
      <text:p text:style-name="P80">Connection: Close </text:p>
      <text:p text:style-name="P80">Vary: Accept-Encoding </text:p>
      <text:p text:style-name="P80">Set-Cookie: BAIDUID=C6099A3FCCEC016FD7C78B679511F0F8:FG=1; expires=Thu, 31-Dec-37 23:55:55 GMT; max-age=2147483647; path=/; domain=.baidu.com </text:p>
      <text:p text:style-name="P80">Set-Cookie: BDSVRTM=0; path=/ </text:p>
      <text:p text:style-name="P80">Set-Cookie: H_PS_PSSID=5229_1435_5224_5722_4261_5565_4759_5659; path=/; domain=.baidu.com </text:p>
      <text:p text:style-name="P80">P3P: CP=" OTI DSP COR IVA OUR IND COM " </text:p>
      <text:p text:style-name="P80">Expires: Sun, 23 Mar 2014 10:38:00 GMT </text:p>
      <text:p text:style-name="P80">Cache-Control: private </text:p>
      <text:p text:style-name="P80">Server: BWS/1.1 </text:p>
      <text:p text:style-name="P80">BDPAGETYPE: 1 </text:p>
      <text:p text:style-name="P80">BDQID: 0xcc97b76d0023d327 </text:p>
      <text:p text:style-name="P80">BDUSERID: 0 </text:p>
      <text:p text:style-name="P80"/>
      <text:p text:style-name="P80">405e </text:p>
      <text:p text:style-name="P80">&lt;!DOCTYPE html&gt;&lt;!--STATUS OK--&gt;&lt;html&gt;&lt;head&gt;&lt;meta http-equiv="content-type" content="text/html;charset=utf-8"&gt;&lt;link rel="dns-prefetch.....&lt;省略&gt;</text:p>
      <text:p text:style-name="P90">2.2.3 HTTP在libcurl中</text:p>
      <text:p text:style-name="P59">在上一节我们简单讨论了<text:span text:style-name="T75">HTTP协议，并且实现了一个发送HTTP请求的简单程序。</text:span>本节讨论libcurl内部是如何实现HTTP传输的<text:span text:style-name="T80">，主要关注libcurl的数据传输而不是内存管理、模块划分、错误处理等内容。</text:span></text:p>
      <text:p text:style-name="P59">在讨论libcurl的实现之前，先看一下如何使用libcurl发送<text:span text:style-name="T77">HTTP请求。下面这个程序可以看作是上一节HTTP小程序的libcurl版本。</text:span></text:p>
      <text:p text:style-name="P83">#include &lt;stdio.h&gt; </text:p>
      <text:p text:style-name="P83">#include &lt;curl/curl.h&gt; </text:p>
      <text:p text:style-name="P83"/>
      <text:p text:style-name="P83">int main(int argc, char *argv[]) </text:p>
      <text:p text:style-name="P83"><text:soft-page-break/>{ </text:p>
      <text:p text:style-name="P83"><text:tab/>if(argc!=2){ </text:p>
      <text:p text:style-name="P83"><text:tab/><text:tab/>printf("Usage: a.out URL\n"); </text:p>
      <text:p text:style-name="P83"><text:tab/><text:tab/>return 0; </text:p>
      <text:p text:style-name="P83"><text:tab/>} </text:p>
      <text:p text:style-name="P83"><text:tab/>CURLcode code; </text:p>
      <text:p text:style-name="P83"><text:tab/>CURL *easy=curl_easy_init(); </text:p>
      <text:p text:style-name="P83"/>
      <text:p text:style-name="P83"><text:tab/>code=curl_easy_setopt(easy,CURLOPT_URL,argv[1]); </text:p>
      <text:p text:style-name="P83"><text:tab/>if(code!=CURLE_OK){ </text:p>
      <text:p text:style-name="P83"><text:tab/><text:tab/>fprintf(stderr,"Invalid URL!\n"); </text:p>
      <text:p text:style-name="P83"><text:tab/><text:tab/>return -1; </text:p>
      <text:p text:style-name="P83"><text:tab/>} </text:p>
      <text:p text:style-name="P83"><text:tab/>curl_easy_setopt(easy,CURLOPT_WRITEDATA,stdout); </text:p>
      <text:p text:style-name="P83"/>
      <text:p text:style-name="P83"><text:tab/>code=curl_easy_perform(easy); </text:p>
      <text:p text:style-name="P83"/>
      <text:p text:style-name="P83"><text:tab/>curl_easy_cleanup(easy); </text:p>
      <text:p text:style-name="P83"><text:tab/>return 0; </text:p>
      <text:p text:style-name="P83">}</text:p>
      <text:p text:style-name="Text_20_body">curl_easy_init()创建一个CURL对象<text:span text:style-name="T78">，然后调用</text:span><text:a xlink:type="simple" xlink:href="http://curl.haxx.se/libcurl/c/curl_easy_setopt.html"><text:span text:style-name="T78">curl_easy_setopt()</text:span></text:a><text:span text:style-name="T78">分别设置URL和数据输出位置。在本例子中，输出到stdout。最后调用</text:span><text:a xlink:type="simple" xlink:href="http://curl.haxx.se/libcurl/c/curl_easy_perform.html"><text:span text:style-name="T78">curl_easy_perform()</text:span></text:a><text:span text:style-name="T78">发送HTTP请求并接受响应。curl_easy_setopt()可以设置很多参数，这里不详细描述。</text:span></text:p>
      <text:p text:style-name="P60">CURL其实是void的别名（源代码include/curl/curl.h：93）。真正的结构是SessionHandle（源代码lib/urldata.h：1614），SessionHandle包含了完成数据传输用到的各种字段和设置，主要由curl_easy_setopt()设置。</text:p>
      <text:p text:style-name="P60">curl_easy_setopt()（源代码lib/easy.c：439）其实是Curl_setopt()（源代码lib/url.c：647）的简单封装。Curl_setopt()则是一个switch结构，主要就是完成选项的配置。</text:p>
      <text:p text:style-name="P61">curl_easy_perform()<text:span text:style-name="T81">（源代码lib/easy.c：470）</text:span>发起连接，完成必要的数据传输。在本例子中<text:span text:style-name="T79">，它将接受到的数据写到stdout，因为之前的curl_easy_setopt()设置。</text:span></text:p>
      <text:p text:style-name="P62">首先需要构造和发送HTTP首部，该任务由Curl_http()（源代码：lib/http.c：1633）完成<text:span text:style-name="T82">。该函数首先做一些通用检查，是否是HTTP协议，HTTP方法，HTTP协议版本，以及一些HTTP首部。以HTTP首部Transfer-Encoding为例，下面是Curl_http()对Transfer-Encoding做的检查和操作。</text:span></text:p>
      <text:p text:style-name="P63"/>
      <text:p text:style-name="P84"><text:soft-page-break/>ptr = Curl_checkheaders(data, "Transfer-Encoding:"); </text:p>
      <text:p text:style-name="P84">if(ptr) { </text:p>
      <text:p text:style-name="P84"><text:tab/>/* Some kind of TE is requested, check if 'chunked' is chosen */ </text:p>
      <text:p text:style-name="P84"><text:tab/>data-&gt;req.upload_chunky = </text:p>
      <text:p text:style-name="P84"><text:tab/><text:tab/>Curl_compareheader(ptr, "Transfer-Encoding:", "chunked"); </text:p>
      <text:p text:style-name="P84">} else { </text:p>
      <text:p text:style-name="P84"><text:tab/>if((conn-&gt;handler-&gt;protocol&amp;CURLPROTO_HTTP) &amp;&amp; </text:p>
      <text:p text:style-name="P84"><text:tab/><text:tab/><text:tab/><text:tab/>data-&gt;set.upload &amp;&amp; </text:p>
      <text:p text:style-name="P84"><text:tab/><text:tab/><text:tab/><text:tab/>(data-&gt;set.infilesize == -1)) { </text:p>
      <text:p text:style-name="P84"><text:tab/><text:tab/>if(conn-&gt;bits.authneg) </text:p>
      <text:p text:style-name="P84"><text:tab/><text:tab/> <text:s text:c="2"/>/* don't enable chunked during auth neg */ </text:p>
      <text:p text:style-name="P84"><text:tab/><text:tab/> <text:s text:c="2"/>; </text:p>
      <text:p text:style-name="P84"><text:tab/><text:tab/>else if(use_http_1_1(data, conn)) { </text:p>
      <text:p text:style-name="P84"><text:tab/><text:tab/><text:tab/>/* HTTP, upload, unknown file size and not HTTP 1.0 */ </text:p>
      <text:p text:style-name="P84"><text:tab/><text:tab/><text:tab/>data-&gt;req.upload_chunky = TRUE; </text:p>
      <text:p text:style-name="P84"><text:tab/><text:tab/>} else { </text:p>
      <text:p text:style-name="P84"><text:tab/><text:tab/><text:tab/>failf(data, "Chunky upload is not supported by HTTP 1.0"); </text:p>
      <text:p text:style-name="P84"><text:tab/><text:tab/><text:tab/>return CURLE_UPLOAD_FAILED; </text:p>
      <text:p text:style-name="P84"><text:tab/><text:tab/>} </text:p>
      <text:p text:style-name="P84"><text:tab/>} else { </text:p>
      <text:p text:style-name="P84"><text:tab/><text:tab/>/* else, no chunky upload */ </text:p>
      <text:p text:style-name="P84"><text:tab/><text:tab/>data-&gt;req.upload_chunky = FALSE; </text:p>
      <text:p text:style-name="P84"><text:tab/>} </text:p>
      <text:p text:style-name="P84"><text:tab/>if(data-&gt;req.upload_chunky) </text:p>
      <text:p text:style-name="P84"><text:tab/> <text:s text:c="2"/>te = "Transfer-Encoding: chunked\r\n"; </text:p>
      <text:p text:style-name="P84">}</text:p>
      <text:p text:style-name="P64">程序先检查<text:span text:style-name="T82">Transfer-Encoding首部是否被设置。如果被设置了，设置chunked标志。如果没有Transfer-Encoding首部，首先检查是否是HTTP协议，是否有数据要上传，然后根据上传的数据来设置Transfer-Encoding首部的值，也就是“自动设置”。其他首部字段如Host，Referer等都是通过类似的流程处理。</text:span></text:p>
      <text:p text:style-name="P65">构造完成HTTP首部后，程序进入一个<text:span text:style-name="T83">switch结构，判断HTTP方法</text:span></text:p>
      <text:p text:style-name="P85">switch(httpreq) { </text:p>
      <text:p text:style-name="P85"><text:tab/>case HTTPREQ_POST_FORM: </text:p>
      <text:p text:style-name="P85"><text:tab/>…</text:p>
      <text:p text:style-name="P85"><text:soft-page-break/><text:tab/>case HTTPREQ_PUT：</text:p>
      <text:p text:style-name="P85"><text:tab/>...</text:p>
      <text:p text:style-name="P96">根据不同的HTTP方法，添加特定的HTTP首部，比如<text:span text:style-name="T84">POST方法中需要添加Content-Type和Content-Length两个首部字段。如果没有指定任何HTTP首部，会默认添加Host和Accept两个首部。如下</text:span></text:p>
      <text:p text:style-name="P99">GET / HTTP/1.1</text:p>
      <text:p text:style-name="P99">Host: www.baidu.com</text:p>
      <text:p text:style-name="P99">Accept: */*</text:p>
      <text:p text:style-name="P97"><text:span text:style-name="T84">完成方法特定首部的构造后，发送HTTP请求。Curl_write()（源代码lib/sendf.c：231）完成发送HTTP请求的工作，它的第二个参数就是一个socket文件描述符。</text:span></text:p>
      <text:p text:style-name="P95">完成HTTP请求的发送后，就是接受HTTP响应。<text:span text:style-name="T86">Curl_done()（源代码lib/url.c:5623）完成接收HTTP响应的工作。</text:span></text:p>
      <text:p text:style-name="P98">HTTP响应的起始行用\r\n分割，每个首部字段之间也用\r\n分割<text:span text:style-name="T87">，首部名与对应的值用：分割</text:span>，首部与消息主体用一个空行\r\n分割<text:span text:style-name="T88">，都是纯文本内容；</text:span>很容易解析。</text:p>
      <text:p text:style-name="Heading">2.2.<text:span text:style-name="T74">4</text:span> FTP</text:p>
      <text:p text:style-name="P48"><text:span text:style-name="T35">FTP即文件传输协议（</text:span>File Transfer Protocol<text:span text:style-name="T35">）。是基于TCP/IP的网络上进行两台计算机文件传输的协议。尽管HTTP替代了大多数FTP的功能，但FTP依然是客户机与服务器进行文件传输的有效方式。FTP允许客户端从服务器上下载文件，或者上传、创建甚至删除服务器上的文件或目录。</text:span></text:p>
      <text:p text:style-name="P57">本章节主要讨论FTP的数据传输方式，相关的FTP认证、安全等内容不在讨论范围内。有兴趣的读者可以参考<text:a xlink:type="simple" xlink:href="http://mirrors.ustc.edu.cn/rfc/rfc959.txt">RFC959</text:a>。</text:p>
      <text:p text:style-name="P49">FTP和HTTP一样，是应用层协议，基于传输层。FTP是一个8位的客户端-服务器协议，能操作任何类型的文件而不需要进一步处理，就像MIME或者Unicode一样。但是，FTP有着极高的延时，这意味着，从开始请求到第一次接收数据之间时间可能比较长，并且不时地需要执行一些冗长的登录过程。</text:p>
      <text:p text:style-name="P50">FTP服务一般运行在20和21两个端口。端口20用于客户端与服务器之间的数据传输，而端口21用户客户端与服务器之间的控制信息传输。典型的<text:span text:style-name="T71">FTP客户端-服务器模型如下</text:span></text:p>
      <text:p text:style-name="P50"/>
      <text:p text:style-name="P56"><draw:frame draw:style-name="fr3" draw:name="Object5" text:anchor-type="paragraph" svg:width="8.5in" svg:height="3.989in" draw:z-index="4"><draw:object xlink:href="./Object 5" xlink:type="simple" xlink:show="embed" xlink:actuate="onLoad"/><draw:image xlink:href="./ObjectReplacements/Object 5" xlink:type="simple" xlink:show="embed" xlink:actuate="onLoad"/></draw:frame><text:soft-page-break/>FTP提供了认证机制，但是大部分站点都支持匿名访问。<text:span text:style-name="T72">FTP的控制流使用TELNET协议交换信息，包含TELNET命令和选项。然后大多数FTP控制桢都是简单的ASCII文本，可以分为FTP命令和FTP消息。FTP消息是对FTP命令的响应，它由带有解释文本的应答代码构成。</text:span></text:p>
      <text:p text:style-name="P58">FTP有两种连接方式，主动方式和被动方式。主动方式的连接过程是：客户端向服务器的FTP端口（默认是21）发送连接请求，服务器接受链接，并建立一条命令链路。当需要传输数据时，客户端在命令链路上用PORT命令告诉服务器：“我打开了X端口”。于是服务器从20端口向客户端的X端口发起链接，建立一条数据链路来传输数据（这是大部分FTP客户端的传输方式）。被动方式的链接过程是<text:span text:style-name="T73">：客户端向服务器的FTP端口（默认是21）发起连接请求，服务器接受连接，建立一条命令链路。当需要传送数据时，服务器在命令链路上用PASV命令告诉客户端：“我打开了X端口”。于是客户端向服务器的X端口发送链接请求，建立数据链路来传输数据。</text:span></text:p>
      <text:h text:style-name="Heading_20_2" text:outline-level="2"><text:bookmark-start text:name="__RefHeading__237_1157848091"/>2.3 libtransmission<text:bookmark-end text:name="__RefHeading__237_1157848091"/></text:h>
      <text:p text:style-name="P2">libtransmission...</text:p>
      <text:h text:style-name="P100" text:outline-level="1"><text:bookmark-start text:name="__RefHeading__239_1157848091"/><text:soft-page-break/><text:span text:style-name="T13">3. </text:span>wdl的实现<text:bookmark-end text:name="__RefHeading__239_1157848091"/></text:h>
      <text:h text:style-name="Heading_20_2" text:outline-level="2"><text:bookmark-start text:name="__RefHeading__241_1157848091"/>3.1 模块划分<text:bookmark-end text:name="__RefHeading__241_1157848091"/></text:h>
      <text:h text:style-name="Heading_20_2" text:outline-level="2"><text:bookmark-start text:name="__RefHeading__243_1157848091"/>3.<text:span text:style-name="T10">2</text:span> 界面设计<text:bookmark-end text:name="__RefHeading__243_1157848091"/></text:h>
      <text:h text:style-name="Heading_20_2" text:outline-level="2"><text:bookmark-start text:name="__RefHeading__245_1157848091"/>3.<text:span text:style-name="T10">3</text:span> 程序启动<text:bookmark-end text:name="__RefHeading__245_1157848091"/></text:h>
      <text:h text:style-name="Heading_20_2" text:outline-level="2"><text:bookmark-start text:name="__RefHeading__247_1157848091"/>3.<text:span text:style-name="T10">4</text:span> 下载任务<text:bookmark-end text:name="__RefHeading__247_1157848091"/></text:h>
      <text:h text:style-name="Heading_20_2" text:outline-level="2"><text:bookmark-start text:name="__RefHeading__249_1157848091"/>3.<text:span text:style-name="T10">5</text:span> 多线程控制<text:bookmark-end text:name="__RefHeading__249_115784809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Ubuntu" svg:font-family="Ubuntu"/>
    <style:font-face style:name="Ubuntu Mono" svg:font-family="'Ubuntu Mono'"/>
    <style:font-face style:name="WenQuanYi Micro Hei" svg:font-family="'WenQuanYi Micro Hei'"/>
    <style:font-face style:name="WenQuanYi Micro Hei Mono" svg:font-family="'WenQuanYi Micro Hei Mono'"/>
    <style:font-face style:name="WenQuanYi Zen Hei Mono" svg:font-family="'WenQuanYi Zen Hei Mon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Consolas" svg:font-family="Consolas" style:font-family-generic="swiss" style:font-pitch="fixed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 Mono" fo:font-family="'Ubuntu Mono'" fo:font-size="14pt" style:font-name-asian="WenQuanYi Micro Hei Mono" style:font-family-asian="'WenQuanYi Micro Hei Mono'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onsolas" fo:font-family="Consolas" style:font-family-generic="swiss" style:font-pitch="fixed" style:font-name-asian="WenQuanYi Zen Hei Mono" style:font-family-asian="'WenQuanYi Zen Hei Mono'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" fo:font-family="Ubuntu" fo:font-size="12pt" fo:font-style="italic" style:font-name-asian="WenQuanYi Micro Hei" style:font-family-asian="'WenQuanYi Micro Hei'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name-asian="WenQuanYi Micro Hei" style:font-family-asian="'WenQuanYi Micro Hei'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ky L</meta:initial-creator>
    <meta:creation-date>2014-03-21T19:35:09.092050204</meta:creation-date>
    <dc:date>2014-03-24T20:54:51.480228538</dc:date>
    <dc:creator>Wiky L</dc:creator>
    <meta:editing-duration>P1DT2H24M43S</meta:editing-duration>
    <meta:editing-cycles>290</meta:editing-cycles>
    <meta:generator>LibreOffice/4.1.3.2$Linux_X86_64 LibreOffice_project/410m0$Build-2</meta:generator>
    <meta:document-statistic meta:table-count="0" meta:image-count="0" meta:object-count="5" meta:page-count="18" meta:paragraph-count="358" meta:word-count="7225" meta:character-count="16368" meta:non-whitespace-character-count="147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Italic" style:font-family-generic="swiss" style:font-pitch="fixed"/>
    <style:font-face style:name="Consolas" svg:font-family="Consolas" style:font-family-generic="roman" style:font-pitch="variable"/>
    <style:font-face style:name="Consolas1" svg:font-family="Consolas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adornments="Ital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05cm" svg:height="2.032cm" svg:x="3.286cm" svg:y="1.76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366cm" svg:height="1.905cm" svg:x="10.525cm" svg:y="6.08cm">
          <text:p text:style-name="P1">GTK+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08cm" svg:y1="3.921cm" svg:x2="14.208cm" svg:y2="6.08cm">
          <text:p/>
        </draw:line>
        <draw:custom-shape draw:style-name="gr1" draw:text-style-name="P1" xml:id="id2" draw:id="id2" draw:layer="layout" svg:width="6.35cm" svg:height="1.778cm" svg:x="3.286cm" svg:y="13.7cm">
          <text:p text:style-name="P1">GLI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.905cm" svg:x="7.731cm" svg:y="9.755cm">
          <text:p text:style-name="P1">GDK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48cm" svg:y1="3.667cm" svg:x2="4.175cm" svg:y2="13.573cm">
          <text:p/>
        </draw:line>
        <draw:line draw:style-name="gr2" draw:text-style-name="P1" draw:layer="layout" svg:x1="8.366cm" svg:y1="11.922cm" svg:x2="8.366cm" svg:y2="13.7cm">
          <text:p/>
        </draw:line>
        <draw:line draw:style-name="gr2" draw:text-style-name="P1" draw:layer="layout" svg:x1="8.493cm" svg:y1="3.794cm" svg:x2="8.447cm" svg:y2="9.255cm">
          <text:p/>
        </draw:line>
        <draw:line draw:style-name="gr2" draw:text-style-name="P1" draw:layer="layout" svg:x1="14.081cm" svg:y1="8.112cm" svg:x2="14.081cm" svg:y2="9.636cm">
          <text:p/>
        </draw:line>
        <draw:custom-shape draw:style-name="gr1" draw:text-style-name="P1" draw:layer="layout" svg:width="7.366cm" svg:height="1.778cm" svg:x="10.472cm" svg:y="13.693cm">
          <text:p text:style-name="P1">X/Wayland/..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08cm" svg:y1="11.922cm" svg:x2="14.208cm" svg:y2="13.446cm">
          <text:p/>
        </draw:line>
        <draw:connector draw:style-name="gr2" draw:text-style-name="P1" draw:layer="layout" svg:x1="10.525cm" svg:y1="7.032cm" svg:x2="6.461cm" svg:y2="13.7cm" draw:start-shape="id1" draw:start-glue-point="3" draw:end-shape="id2" draw:end-glue-point="0" svg:d="m10525 7032h-4064v6668" svg:viewBox="0 0 4065 6669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Italic" style:font-family-generic="swiss" style:font-pitch="fixed"/>
    <style:font-face style:name="Consolas" svg:font-family="Consolas" style:font-family-generic="roman" style:font-pitch="variable"/>
    <style:font-face style:name="Consolas1" svg:font-family="Consolas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adornments="Ital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nsolas3" fo:font-family="Consolas" style:font-style-name="Italic" style:font-family-generic="swiss" style:font-pitch="fixed" fo:font-size="22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2.286cm" svg:x="1.508cm" svg:y="4.318cm">
          <text:p text:style-name="P1">客户端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286cm" svg:x="16.748cm" svg:y="4.318cm">
          <text:p text:style-name="P1">服务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287cm" svg:height="3.302cm" svg:x="5.445cm" svg:y="1.27cm">
          <text:p text:style-name="P1">GET / HTTP/1.1</text:p>
          <text:p text:style-name="P1">Host: www.shu.edu.c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0.414cm" svg:height="4.826cm" svg:x="5.064cm" svg:y="6.461cm">
          <text:p text:style-name="P1">HTTP/1.1 200 OK</text:p>
          <text:p text:style-name="P1">Content-type:text/html</text:p>
          <text:p text:style-name="P1">…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62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start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line-height="100%" fo:text-align="center"/>
    </style:style>
    <style:style style:name="P7" style:family="paragraph">
      <style:paragraph-properties fo:line-height="100%" fo:text-align="center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397cm" svg:x="2.27cm" svg:y="2.905cm">
          <text:p text:style-name="P1"><text:span text:style-name="T1">GET /index.html HTTP/1.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2.54cm" svg:x="2.27cm" svg:y="4.302cm">
          <text:p text:style-name="P1"><text:span text:style-name="T2">Accept: text/*</text:span></text:p>
          <text:p text:style-name="P1"><text:span text:style-name="T2">Accept-Language: en,f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461cm" svg:height="1.012cm" svg:x="2.651cm" svg:y="1.762cm">
          <draw:text-box>
            <text:p text:style-name="P4"><text:span text:style-name="T2">(a) </text:span><text:span text:style-name="T2">请求报文</text:span></text:p>
          </draw:text-box>
        </draw:frame>
        <draw:custom-shape draw:style-name="gr1" draw:text-style-name="P2" draw:layer="layout" svg:width="6.35cm" svg:height="1.397cm" svg:x="12.811cm" svg:y="2.905cm">
          <text:p text:style-name="P1"><text:span text:style-name="T1">GET /index.html HTTP/1.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2.54cm" svg:x="12.811cm" svg:y="4.302cm">
          <text:p text:style-name="P1"><text:span text:style-name="T2">Accept: text/*</text:span></text:p>
          <text:p text:style-name="P1"><text:span text:style-name="T2">Accept-Language: en,f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461cm" svg:height="1.012cm" svg:x="13.251cm" svg:y="1.762cm">
          <draw:text-box>
            <text:p text:style-name="P4"><text:span text:style-name="T2">(b) </text:span><text:span text:style-name="T2">响应报文</text:span></text:p>
          </draw:text-box>
        </draw:frame>
        <draw:custom-shape draw:style-name="gr1" draw:text-style-name="P2" draw:layer="layout" svg:width="6.35cm" svg:height="1.397cm" svg:x="2.27cm" svg:y="2.905cm">
          <text:p text:style-name="P1"><text:span text:style-name="T1">GET /index.html HTTP/1.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2.54cm" svg:x="2.27cm" svg:y="4.302cm">
          <text:p text:style-name="P1"><text:span text:style-name="T2">Accept: text/*</text:span></text:p>
          <text:p text:style-name="P1"><text:span text:style-name="T2">Accept-Language: en,f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461cm" svg:height="1.012cm" svg:x="2.651cm" svg:y="1.762cm">
          <draw:text-box>
            <text:p text:style-name="P4"><text:span text:style-name="T2">(a) </text:span><text:span text:style-name="T2">请求报文</text:span></text:p>
          </draw:text-box>
        </draw:frame>
        <draw:custom-shape draw:style-name="gr1" draw:text-style-name="P2" draw:layer="layout" svg:width="6.35cm" svg:height="1.397cm" svg:x="12.811cm" svg:y="6.842cm">
          <text:p text:style-name="P1"><text:span text:style-name="T1">Hi! I'm a message!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937cm" svg:height="0.889cm" svg:x="8.747cm" svg:y="3.159cm">
          <draw:text-box>
            <text:p text:style-name="P6"><text:span text:style-name="T2">起始行</text:span></text:p>
          </draw:text-box>
        </draw:frame>
        <draw:frame draw:style-name="gr3" draw:text-style-name="P7" draw:layer="layout" svg:width="3.937cm" svg:height="0.889cm" svg:x="8.748cm" svg:y="4.96cm">
          <draw:text-box>
            <text:p text:style-name="P6"><text:span text:style-name="T2">首部</text:span></text:p>
          </draw:text-box>
        </draw:frame>
        <draw:frame draw:style-name="gr3" draw:text-style-name="P7" draw:layer="layout" svg:width="3.937cm" svg:height="0.889cm" svg:x="8.749cm" svg:y="7.161cm">
          <draw:text-box>
            <text:p text:style-name="P6"><text:span text:style-name="T2">主体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0cm"/>
    </style:style>
    <style:style style:name="gr7" style:family="graphic" style:parent-style-name="standard">
      <style:graphic-properties draw:stroke="dash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dash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1.27cm" svg:x="8.247cm" svg:y="1.445cm">
          <text:p text:style-name="P1">轮询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27cm" svg:x="1.443cm" svg:y="4.708cm">
          <text:p text:style-name="P1">就绪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27cm" svg:x="15.221cm" svg:y="4.608cm">
          <text:p text:style-name="P1">分配任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27cm" svg:x="8.248cm" svg:y="7.845cm">
          <text:p text:style-name="P1">初始化[n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858cm" svg:y1="8.366cm" svg:x2="4.175cm" svg:y2="6.334cm">
          <text:p/>
        </draw:line>
        <draw:line draw:style-name="gr2" draw:text-style-name="P1" draw:layer="layout" svg:x1="16.875cm" svg:y1="6.08cm" svg:x2="13.065cm" svg:y2="8.112cm">
          <text:p/>
        </draw:line>
        <draw:frame draw:style-name="gr3" draw:text-style-name="P2" draw:layer="layout" svg:width="2.538cm" svg:height="0.806cm" svg:x="6.08cm" svg:y="6.417cm">
          <draw:text-box>
            <text:p><text:span text:style-name="T1">prepare()</text:span></text:p>
          </draw:text-box>
        </draw:frame>
        <draw:line draw:style-name="gr2" draw:text-style-name="P1" draw:layer="layout" svg:x1="3.794cm" svg:y1="4.429cm" svg:x2="7.985cm" svg:y2="2.143cm">
          <text:p/>
        </draw:line>
        <draw:line draw:style-name="gr2" draw:text-style-name="P1" draw:layer="layout" svg:x1="12.811cm" svg:y1="2.143cm" svg:x2="17.256cm" svg:y2="4.302cm">
          <text:p/>
        </draw:line>
        <draw:frame draw:style-name="gr4" draw:text-style-name="P2" draw:layer="layout" svg:width="2.073cm" svg:height="1.06cm" svg:x="6.039cm" svg:y="3.242cm">
          <draw:text-box>
            <text:p><text:span text:style-name="T1">query()</text:span></text:p>
          </draw:text-box>
        </draw:frame>
        <draw:frame draw:style-name="gr5" draw:text-style-name="P2" draw:layer="layout" svg:width="2.132cm" svg:height="1.016cm" svg:x="13.092cm" svg:y="3.032cm">
          <draw:text-box>
            <text:p><text:span text:style-name="T1">check()</text:span></text:p>
          </draw:text-box>
        </draw:frame>
        <draw:frame draw:style-name="gr6" draw:text-style-name="P2" draw:layer="layout" svg:width="2.682cm" svg:height="0.933cm" svg:x="12.415cm" svg:y="6.163cm">
          <draw:text-box>
            <text:p><text:span text:style-name="T1">dispatch()</text:span></text:p>
          </draw:text-box>
        </draw:frame>
        <draw:line draw:style-name="gr7" draw:text-style-name="P1" draw:layer="layout" svg:x1="15.224cm" svg:y1="7.223cm" svg:x2="17.129cm" svg:y2="8.62cm">
          <text:p/>
        </draw:line>
        <draw:custom-shape draw:style-name="gr8" draw:text-style-name="P3" draw:layer="layout" svg:width="2.54cm" svg:height="1.143cm" svg:x="17.256cm" svg:y="8.239cm">
          <text:p text:style-name="P1"><text:span text:style-name="T2">初始化</text:span><text:span text:style-name="T2">[n+1]</text:span></text:p>
          <text:p text:style-name="P1"><text:span text:style-name="T2">循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3.921cm" svg:y1="8.239cm" svg:x2="5.953cm" svg:y2="7.604cm">
          <text:p/>
        </draw:line>
        <draw:custom-shape draw:style-name="gr8" draw:text-style-name="P3" draw:layer="layout" svg:width="2.54cm" svg:height="1.143cm" svg:x="1.127cm" svg:y="8.239cm">
          <text:p text:style-name="P1"><text:span text:style-name="T2">执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5.224cm" svg:y1="3.032cm" svg:x2="17.256cm" svg:y2="2.397cm">
          <text:p/>
        </draw:line>
        <draw:custom-shape draw:style-name="gr8" draw:text-style-name="P3" draw:layer="layout" svg:width="2.54cm" svg:height="1.143cm" svg:x="17.383cm" svg:y="1.381cm">
          <text:p text:style-name="P1"><text:span text:style-name="T2">执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0.5pt" style:font-size-asian="10.5pt" style:font-size-complex="10.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67cm" svg:height="1.651cm" svg:x="1.054cm" svg:y="8.493cm">
          <text:p text:style-name="P1"><text:span text:style-name="T1">文件系统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902cm" svg:y1="9.382cm" svg:x2="5.426cm" svg:y2="9.382cm">
          <text:p/>
        </draw:line>
        <draw:custom-shape draw:style-name="gr1" draw:text-style-name="P2" draw:layer="layout" svg:width="3.81cm" svg:height="2.54cm" svg:x="5.48cm" svg:y="7.604cm">
          <text:p text:style-name="P1"><text:span text:style-name="T1">数据传输管理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5.48cm" svg:y="5.064cm">
          <text:p text:style-name="P1"><text:span text:style-name="T1">协议解析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204cm" svg:height="0.873cm" svg:x="5.734cm" svg:y="10.672cm">
          <draw:text-box>
            <text:p><text:span text:style-name="T1">FTP</text:span><text:span text:style-name="T1">服务器</text:span></text:p>
          </draw:text-box>
        </draw:frame>
        <draw:custom-shape draw:style-name="gr1" draw:text-style-name="P2" draw:layer="layout" svg:width="3.81cm" svg:height="2.54cm" svg:x="13.58cm" svg:y="7.604cm">
          <text:p text:style-name="P1"><text:span text:style-name="T1">数据传输管理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13.58cm" svg:y="5.064cm">
          <text:p text:style-name="P1"><text:span text:style-name="T1">协议解析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204cm" svg:height="0.873cm" svg:x="13.759cm" svg:y="10.672cm">
          <draw:text-box>
            <text:p><text:span text:style-name="T1">FTP</text:span><text:span text:style-name="T1">客户端</text:span></text:p>
          </draw:text-box>
        </draw:frame>
        <draw:line draw:style-name="gr2" draw:text-style-name="P1" draw:layer="layout" svg:x1="9.452cm" svg:y1="9.255cm" svg:x2="13.389cm" svg:y2="9.255cm">
          <text:p/>
        </draw:line>
        <draw:line draw:style-name="gr2" draw:text-style-name="P1" draw:layer="layout" svg:x1="9.452cm" svg:y1="6.334cm" svg:x2="13.262cm" svg:y2="6.334cm">
          <text:p/>
        </draw:line>
        <draw:frame draw:style-name="gr4" draw:text-style-name="P4" draw:layer="layout" svg:width="1.975cm" svg:height="0.683cm" svg:x="10.468cm" svg:y="9.509cm">
          <draw:text-box>
            <text:p><text:span text:style-name="T2">数据连接</text:span></text:p>
          </draw:text-box>
        </draw:frame>
        <draw:frame draw:style-name="gr3" draw:text-style-name="P4" draw:layer="layout" svg:width="2.016cm" svg:height="0.683cm" svg:x="10.484cm" svg:y="5.572cm">
          <draw:text-box>
            <text:p><text:span text:style-name="T2">FTP</text:span><text:span text:style-name="T2">请求</text:span></text:p>
          </draw:text-box>
        </draw:frame>
        <draw:frame draw:style-name="gr3" draw:text-style-name="P4" draw:layer="layout" svg:width="2.016cm" svg:height="0.683cm" svg:x="10.484cm" svg:y="6.573cm">
          <draw:text-box>
            <text:p><text:span text:style-name="T2">FTP</text:span><text:span text:style-name="T2">响应</text:span></text:p>
          </draw:text-box>
        </draw:frame>
        <draw:custom-shape draw:style-name="gr1" draw:text-style-name="P2" draw:layer="layout" svg:width="3.81cm" svg:height="2.54cm" svg:x="13.516cm" svg:y="1.381cm">
          <text:p text:style-name="P1"><text:span text:style-name="T1">用户界面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421cm" svg:y1="4.048cm" svg:x2="15.421cm" svg:y2="5.064cm">
          <text:p/>
        </draw:line>
        <draw:custom-shape draw:style-name="gr1" draw:text-style-name="P2" draw:layer="layout" svg:width="2.667cm" svg:height="1.651cm" svg:x="19.087cm" svg:y="8.461cm">
          <text:p text:style-name="P1"><text:span text:style-name="T1">文件系统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51cm" svg:y1="9.509cm" svg:x2="19.034cm" svg:y2="9.509cm">
          <text:p/>
        </draw:line>
        <draw:custom-shape draw:style-name="gr1" draw:text-style-name="P2" draw:layer="layout" svg:width="2.667cm" svg:height="1.651cm" svg:x="19.087cm" svg:y="1.562cm">
          <text:p text:style-name="P1"><text:span text:style-name="T1">用户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51cm" svg:y1="2.61cm" svg:x2="19.034cm" svg:y2="2.61cm">
          <text:p/>
        </draw:lin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